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4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58.51pt"/>
    </style:style>
    <style:style style:name="co4" style:family="table-column">
      <style:table-column-properties fo:break-before="auto" style:column-width="144.74pt"/>
    </style:style>
    <style:style style:name="co5" style:family="table-column">
      <style:table-column-properties fo:break-before="auto" style:column-width="63.75pt"/>
    </style:style>
    <style:style style:name="co6" style:family="table-column">
      <style:table-column-properties fo:break-before="auto" style:column-width="141.76pt"/>
    </style:style>
    <style:style style:name="co7" style:family="table-column">
      <style:table-column-properties fo:break-before="auto" style:column-width="102.76pt"/>
    </style:style>
    <style:style style:name="co8" style:family="table-column">
      <style:table-column-properties fo:break-before="auto" style:column-width="29.99pt"/>
    </style:style>
    <style:style style:name="co9" style:family="table-column">
      <style:table-column-properties fo:break-before="auto" style:column-width="78.01pt"/>
    </style:style>
    <style:style style:name="co10" style:family="table-column">
      <style:table-column-properties fo:break-before="auto" style:column-width="147pt"/>
    </style:style>
    <style:style style:name="co11" style:family="table-column">
      <style:table-column-properties fo:break-before="auto" style:column-width="83.25pt"/>
    </style:style>
    <style:style style:name="co12" style:family="table-column">
      <style:table-column-properties fo:break-before="auto" style:column-width="22.51pt"/>
    </style:style>
    <style:style style:name="co13" style:family="table-column">
      <style:table-column-properties fo:break-before="auto" style:column-width="228.76pt"/>
    </style:style>
    <style:style style:name="co14" style:family="table-column">
      <style:table-column-properties fo:break-before="auto" style:column-width="65.99pt"/>
    </style:style>
    <style:style style:name="co15" style:family="table-column">
      <style:table-column-properties fo:break-before="auto" style:column-width="193.55pt"/>
    </style:style>
    <style:style style:name="co16" style:family="table-column">
      <style:table-column-properties fo:break-before="auto" style:column-width="211.3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4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0">
      <style:table-cell-properties fo:background-color="#ffffff"/>
      <style:text-properties style:font-name="Verdana1" fo:font-size="10pt" style:font-name-asian="Verdana" style:font-size-asian="10pt" style:font-name-complex="Verdana" style:font-size-complex="10pt"/>
    </style:style>
    <style:style style:name="ce3" style:family="table-cell" style:parent-style-name="Default" style:data-style-name="N0">
      <style:table-cell-properties fo:background-color="#ffe5ca"/>
      <style:text-properties style:font-name="Verdana1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ce13" style:family="table-cell" style:parent-style-name="Default" style:data-style-name="N0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style:font-name="Verdana1" fo:font-size="10pt" style:font-name-asian="Verdana" style:font-size-asian="10pt" style:font-name-complex="Verdana" style:font-size-complex="10pt"/>
    </style:style>
    <style:style style:name="ce15" style:family="table-cell" style:parent-style-name="Default" style:data-style-name="N0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font-name="Verdana1" fo:font-size="10pt" style:font-name-asian="Verdana" style:font-size-asian="10pt" style:font-name-complex="Verdana" style:font-size-complex="10pt"/>
    </style:style>
    <style:style style:name="ce4" style:family="table-cell" style:parent-style-name="Default" style:data-style-name="N0">
      <style:table-cell-properties fo:background-color="#ffe5ca"/>
      <style:text-properties fo:color="#ce181e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ce5" style:family="table-cell" style:parent-style-name="Default" style:data-style-name="N0">
      <style:table-cell-properties fo:background-color="#bce4e5" fo:border="0.06pt solid #000000"/>
      <style:text-properties style:font-name="Verdana" fo:font-size="10pt" style:font-name-asian="Verdana" style:font-size-asian="10pt" style:font-name-complex="Verdana" style:font-size-complex="10pt"/>
    </style:style>
    <style:style style:name="ce25" style:family="table-cell" style:parent-style-name="Default" style:data-style-name="N0">
      <style:table-cell-properties fo:background-color="#fffbcc" fo:border="0.06pt solid #000000"/>
      <style:text-properties style:font-name="Verdana" fo:font-size="10pt" style:font-name-asian="Verdana" style:font-size-asian="10pt" style:font-name-complex="Verdana" style:font-size-complex="10pt"/>
      <style:map style:condition="cell-content()&lt;[.$C$10]" style:apply-style-name="cf2" style:base-cell-address="Sheet1.B15"/>
      <style:map style:condition="cell-content()&gt;[.$C$10]" style:apply-style-name="cf1" style:base-cell-address="Sheet1.B15"/>
    </style:style>
    <style:style style:name="ce26" style:family="table-cell" style:parent-style-name="Default" style:data-style-name="N0">
      <style:table-cell-properties fo:background-color="#fffbcc" fo:border="0.06pt solid #000000"/>
      <style:text-properties style:font-name="Verdana" fo:font-size="10pt" style:font-name-asian="Verdana" style:font-size-asian="10pt" style:font-name-complex="Verdana" style:font-size-complex="10pt"/>
      <style:map style:condition="cell-content()&lt;[.$C$18]" style:apply-style-name="cf2" style:base-cell-address="Sheet1.B23"/>
      <style:map style:condition="cell-content()&gt;[.$C$18]" style:apply-style-name="cf1" style:base-cell-address="Sheet1.B23"/>
    </style:style>
    <style:style style:name="ce27" style:family="table-cell" style:parent-style-name="Default" style:data-style-name="N0">
      <style:table-cell-properties fo:background-color="#fffbcc" fo:border="0.06pt solid #000000"/>
      <style:text-properties style:font-name="Verdana" fo:font-size="10pt" style:font-name-asian="Verdana" style:font-size-asian="10pt" style:font-name-complex="Verdana" style:font-size-complex="10pt"/>
      <style:map style:condition="cell-content()&gt;[.$C$10]" style:apply-style-name="cf2" style:base-cell-address="Sheet1.C10"/>
      <style:map style:condition="cell-content()&lt;[.$C$10]" style:apply-style-name="cf1" style:base-cell-address="Sheet1.C10"/>
    </style:style>
    <style:style style:name="ce28" style:family="table-cell" style:parent-style-name="Default" style:data-style-name="N0">
      <style:table-cell-properties fo:background-color="#fffbcc" fo:border="0.06pt solid #000000"/>
      <style:text-properties style:font-name="Verdana" fo:font-size="10pt" style:font-name-asian="Verdana" style:font-size-asian="10pt" style:font-name-complex="Verdana" style:font-size-complex="10pt"/>
      <style:map style:condition="cell-content()=0.01" style:apply-style-name="cf2" style:base-cell-address="Sheet1.C11"/>
      <style:map style:condition="cell-content()!=0.01" style:apply-style-name="cf1" style:base-cell-address="Sheet1.C11"/>
    </style:style>
    <style:style style:name="ce29" style:family="table-cell" style:parent-style-name="Default" style:data-style-name="N0">
      <style:table-cell-properties fo:background-color="#fffbcc" fo:border="0.06pt solid #000000"/>
      <style:text-properties style:font-name="Verdana" fo:font-size="10pt" style:font-name-asian="Verdana" style:font-size-asian="10pt" style:font-name-complex="Verdana" style:font-size-complex="10pt"/>
      <style:map style:condition="cell-content()&gt;[.$C$11]" style:apply-style-name="cf2" style:base-cell-address="Sheet1.C15"/>
      <style:map style:condition="cell-content()&lt;[.$C$10]" style:apply-style-name="cf1" style:base-cell-address="Sheet1.C15"/>
    </style:style>
    <style:style style:name="ce32" style:family="table-cell" style:parent-style-name="Default" style:data-style-name="N0">
      <style:table-cell-properties fo:background-color="#fffbcc" fo:border="0.06pt solid #000000"/>
      <style:text-properties style:font-name="Verdana" fo:font-size="10pt" style:font-name-asian="Verdana" style:font-size-asian="10pt" style:font-name-complex="Verdana" style:font-size-complex="10pt"/>
      <style:map style:condition="cell-content()&gt;[.$C$10]" style:apply-style-name="cf2" style:base-cell-address="Sheet1.C18"/>
      <style:map style:condition="cell-content()&lt;[.$C$10]" style:apply-style-name="cf1" style:base-cell-address="Sheet1.C18"/>
    </style:style>
    <style:style style:name="ce33" style:family="table-cell" style:parent-style-name="Default" style:data-style-name="N0">
      <style:table-cell-properties fo:background-color="#fffbcc" fo:border="0.06pt solid #000000"/>
      <style:text-properties style:font-name="Verdana" fo:font-size="10pt" style:font-name-asian="Verdana" style:font-size-asian="10pt" style:font-name-complex="Verdana" style:font-size-complex="10pt"/>
      <style:map style:condition="cell-content()&gt;[.$C$18]" style:apply-style-name="cf2" style:base-cell-address="Sheet1.C23"/>
      <style:map style:condition="cell-content()&lt;[.$C$18]" style:apply-style-name="cf1" style:base-cell-address="Sheet1.C23"/>
    </style:style>
    <style:style style:name="ce22" style:family="table-cell" style:parent-style-name="Default" style:data-style-name="N0">
      <style:table-cell-properties fo:background-color="#fffbcc" fo:border="0.06pt solid #000000"/>
      <style:text-properties style:font-name="Verdana" fo:font-size="10pt" style:font-name-asian="Verdana" style:font-size-asian="10pt" style:font-name-complex="Verdana" style:font-size-complex="10pt"/>
    </style:style>
    <style:style style:name="ce30" style:family="table-cell" style:parent-style-name="Default" style:data-style-name="N3">
      <style:table-cell-properties fo:background-color="#fffbcc" fo:border="0.06pt solid #000000"/>
      <style:text-properties style:font-name="Verdana" fo:font-size="10pt" style:font-name-asian="Verdana" style:font-size-asian="10pt" style:font-name-complex="Verdana" style:font-size-complex="10pt"/>
    </style:style>
    <style:style style:name="ce11" style:family="table-cell" style:parent-style-name="Default" style:data-style-name="N61">
      <style:table-cell-properties fo:background-color="#fffbcc" fo:border="0.06pt solid #000000"/>
      <style:text-properties style:font-name="Verdana" fo:font-size="10pt" style:font-name-asian="Verdana" style:font-size-asian="10pt" style:font-name-complex="Verdana" style:font-size-complex="10pt"/>
    </style:style>
    <style:style style:name="ce37" style:family="table-cell" style:parent-style-name="Default" style:data-style-name="N3">
      <style:table-cell-properties fo:background-color="#fffbcc" fo:border="0.06pt solid #000000"/>
      <style:text-properties style:font-name="Verdana" fo:font-size="10pt" style:font-name-asian="Verdana" style:font-size-asian="10pt" style:font-name-complex="Verdana" style:font-size-complex="10pt"/>
      <style:map style:condition="cell-content()=[.$G$7]" style:apply-style-name="cf2" style:base-cell-address="Sheet1.G27"/>
      <style:map style:condition="cell-content()!=[.$G$7]" style:apply-style-name="cf1" style:base-cell-address="Sheet1.G27"/>
    </style:style>
    <style:style style:name="ce8" style:family="table-cell" style:parent-style-name="Default" style:data-style-name="N121">
      <style:table-cell-properties fo:background-color="#fffbcc" fo:border="0.06pt solid #000000"/>
      <style:text-properties style:font-name="Verdana" fo:font-size="10pt" style:font-name-asian="Verdana" style:font-size-asian="10pt" style:font-name-complex="Verdana" style:font-size-complex="10pt"/>
    </style:style>
    <style:style style:name="ce1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9" style:family="table-cell" style:parent-style-name="Default" style:data-style-name="N121">
      <style:table-cell-properties fo:background-color="#bce4e5" fo:border="0.06pt solid #000000"/>
      <style:text-properties style:font-name="Verdana" fo:font-size="10pt" style:font-name-asian="Verdana" style:font-size-asian="10pt" style:font-name-complex="Verdana" style:font-size-complex="10pt"/>
    </style:style>
    <style:style style:name="ce41" style:family="table-cell" style:parent-style-name="Default" style:data-style-name="N122">
      <style:table-cell-properties fo:background-color="#bce4e5" fo:border="0.06pt solid #000000"/>
      <style:text-properties style:font-name="Verdana" fo:font-size="10pt" style:font-name-asian="Verdana" style:font-size-asian="10pt" style:font-name-complex="Verdana" style:font-size-complex="10pt"/>
      <style:map style:condition="cell-content()&lt;0.1" style:apply-style-name="cf2" style:base-cell-address="Sheet1.L11"/>
      <style:map style:condition="cell-content()&gt;0.1" style:apply-style-name="cf1" style:base-cell-address="Sheet1.L11"/>
    </style:style>
    <style:style style:name="ce42" style:family="table-cell" style:parent-style-name="Default" style:data-style-name="N11">
      <style:table-cell-properties fo:background-color="#bce4e5" fo:border="0.06pt solid #000000"/>
      <style:text-properties style:font-name="Verdana" fo:font-size="10pt" style:font-name-asian="Verdana" style:font-size-asian="10pt" style:font-name-complex="Verdana" style:font-size-complex="10pt"/>
      <style:map style:condition="cell-content()&lt;0.1" style:apply-style-name="cf2" style:base-cell-address="Sheet1.L11"/>
      <style:map style:condition="cell-content()&gt;0.1" style:apply-style-name="cf1" style:base-cell-address="Sheet1.L11"/>
    </style:style>
    <style:style style:name="ce16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ackground-color="#fffbcc" fo:border="0.06pt solid #000000"/>
    </style:style>
    <style:style style:name="ce14" style:family="table-cell" style:parent-style-name="Default" style:data-style-name="N0">
      <style:table-cell-properties fo:background-color="#bce4e5" fo:border="0.06pt solid #000000"/>
    </style:style>
    <style:style style:name="ce46" style:family="table-cell" style:parent-style-name="Default" style:data-style-name="N0">
      <style:table-cell-properties fo:background-color="#fffbcc" fo:border="0.06pt solid #000000"/>
      <style:text-properties fo:font-style="italic" style:font-style-asian="italic" style:font-style-complex="italic"/>
    </style:style>
    <style:style style:name="ce47" style:family="table-cell" style:parent-style-name="Default" style:data-style-name="N61">
      <style:table-cell-properties fo:background-color="#ffffff"/>
    </style:style>
    <style:style style:name="ce48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20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5" table:number-columns-repeated="1008" table:default-cell-style-name="ce2"/>
        <table:table-column table:style-name="co1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To be filled by the user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Do not modify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4" office:value-type="string" calcext:value-type="string">
            <text:p>PART B</text:p>
          </table:table-cell>
          <table:table-cell table:style-name="ce3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1 MeV</text:p>
          </table:table-cell>
          <table:table-cell table:style-name="ce5" office:value-type="float" office:value="0.0000000000001602" calcext:value-type="float">
            <text:p>1.602E-13</text:p>
          </table:table-cell>
          <table:table-cell table:style-name="ce5" office:value-type="string" calcext:value-type="string">
            <text:p>J</text:p>
          </table:table-cell>
          <table:table-cell/>
          <table:table-cell table:style-name="ce5" office:value-type="string" calcext:value-type="string">
            <text:p>Number of primaries</text:p>
          </table:table-cell>
          <table:table-cell table:style-name="ce30" office:value-type="float" office:value="10000" calcext:value-type="float">
            <text:p>10,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HU (image)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Total Dose</text:p>
          </table:table-cell>
          <table:table-cell table:style-name="ce5" office:value-type="string" calcext:value-type="string">
            <text:p>calculated by Gate</text:p>
          </table:table-cell>
          <table:table-cell table:style-name="ce8" office:value-type="float" office:value="0.0000000000002315550511" calcext:value-type="float">
            <text:p>2.3156E-13</text:p>
          </table:table-cell>
          <table:table-cell table:style-name="ce5" office:value-type="string" calcext:value-type="string">
            <text:p>Gy</text:p>
          </table:table-cell>
          <table:table-cell/>
          <table:table-cell table:style-name="ce5" office:value-type="string" calcext:value-type="string">
            <text:p>Calculated from Edep</text:p>
          </table:table-cell>
          <table:table-cell table:style-name="ce9" table:formula="of:=[.H11]/[.G13]/([.G14]/1000)*[.C7]" office:value-type="float" office:value="0.000000000000231529544253059" calcext:value-type="float">
            <text:p>2.3153E-13</text:p>
          </table:table-cell>
          <table:table-cell table:style-name="ce5" office:value-type="string" calcext:value-type="string">
            <text:p>Gy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Density Tolerance</text:p>
          </table:table-cell>
          <table:table-cell table:style-name="ce28" office:value-type="float" office:value="0.01" calcext:value-type="float">
            <text:p>0.01</text:p>
          </table:table-cell>
          <table:table-cell table:number-columns-repeated="2"/>
          <table:table-cell table:style-name="ce5" office:value-type="string" calcext:value-type="string">
            <text:p>Total Edep</text:p>
          </table:table-cell>
          <table:table-cell table:style-name="ce5" office:value-type="string" calcext:value-type="string">
            <text:p>scored by Gate</text:p>
          </table:table-cell>
          <table:table-cell table:style-name="ce22" office:value-type="float" office:value="1463651.157" calcext:value-type="float">
            <text:p>1463651.157</text:p>
          </table:table-cell>
          <table:table-cell table:style-name="ce5" office:value-type="string" calcext:value-type="string">
            <text:p>MeV</text:p>
          </table:table-cell>
          <table:table-cell/>
          <table:table-cell table:style-name="ce5" office:value-type="string" calcext:value-type="string">
            <text:p>Difference</text:p>
          </table:table-cell>
          <table:table-cell table:style-name="ce41" table:formula="of:=([.H10]-[.L10])/[.H10]" office:value-type="percentage" office:value="0.000110154569379006" calcext:value-type="percentage">
            <text:p>0.011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Voxel size [cm3]</text:p>
          </table:table-cell>
          <table:table-cell table:style-name="ce11" table:formula="of:=1000*1000*1000" office:value-type="float" office:value="1000000000" calcext:value-type="float">
            <text:p>1.00E+09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HU min</text:p>
          </table:table-cell>
          <table:table-cell table:style-name="ce5" office:value-type="string" calcext:value-type="string">
            <text:p>HU max</text:p>
          </table:table-cell>
          <table:table-cell table:style-name="ce5" office:value-type="string" calcext:value-type="string">
            <text:p>Material</text:p>
          </table:table-cell>
          <table:table-cell/>
          <table:table-cell table:style-name="ce5" office:value-type="string" calcext:value-type="string">
            <text:p>Density [g/cm3]</text:p>
          </table:table-cell>
          <table:table-cell table:style-name="ce22" office:value-type="float" office:value="1.01273" calcext:value-type="float">
            <text:p>1.01273</text:p>
          </table:table-cell>
          <table:table-cell table:number-columns-repeated="1017"/>
        </table:table-row>
        <table:table-row table:style-name="ro1">
          <table:table-cell/>
          <table:table-cell table:style-name="ce25" office:value-type="float" office:value="-10.8458" calcext:value-type="float">
            <text:p>-10.8458</text:p>
          </table:table-cell>
          <table:table-cell table:style-name="ce29" office:value-type="float" office:value="0.308419" calcext:value-type="float">
            <text:p>0.308419</text:p>
          </table:table-cell>
          <table:table-cell table:style-name="ce22" office:value-type="string" calcext:value-type="string">
            <text:p>AT_AG_SI4_9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HU (image)</text:p>
          </table:table-cell>
          <table:table-cell table:style-name="ce32" office:value-type="float" office:value="950" calcext:value-type="float">
            <text:p>950</text:p>
          </table:table-cell>
          <table:table-cell table:number-columns-repeated="2"/>
          <table:table-cell table:style-name="ce5" office:value-type="string" calcext:value-type="string">
            <text:p>Total Dose</text:p>
          </table:table-cell>
          <table:table-cell table:style-name="ce5" office:value-type="string" calcext:value-type="string">
            <text:p>calculated by Gate</text:p>
          </table:table-cell>
          <table:table-cell table:style-name="ce8" office:value-type="float" office:value="0.0000000000001485931358" calcext:value-type="float">
            <text:p>1.4859E-13</text:p>
          </table:table-cell>
          <table:table-cell table:style-name="ce5" office:value-type="string" calcext:value-type="string">
            <text:p>Gy</text:p>
          </table:table-cell>
          <table:table-cell/>
          <table:table-cell table:style-name="ce5" office:value-type="string" calcext:value-type="string">
            <text:p>Calculated from Edep</text:p>
          </table:table-cell>
          <table:table-cell table:style-name="ce9" table:formula="of:=[.H19]/[.G21]/([.G22]/1000)*[.C7]" office:value-type="float" office:value="0.000000000000148576767608414" calcext:value-type="float">
            <text:p>1.4858E-13</text:p>
          </table:table-cell>
          <table:table-cell table:style-name="ce5" office:value-type="string" calcext:value-type="string">
            <text:p>Gy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 calcext:value-type="string">
            <text:p>Density Tolerance</text:p>
          </table:table-cell>
          <table:table-cell table:style-name="ce28" office:value-type="float" office:value="0.01" calcext:value-type="float">
            <text:p>0.01</text:p>
          </table:table-cell>
          <table:table-cell table:number-columns-repeated="2"/>
          <table:table-cell table:style-name="ce5" office:value-type="string" calcext:value-type="string">
            <text:p>Total Edep</text:p>
          </table:table-cell>
          <table:table-cell table:style-name="ce5" office:value-type="string" calcext:value-type="string">
            <text:p>scored by Gate</text:p>
          </table:table-cell>
          <table:table-cell table:style-name="ce22" office:value-type="float" office:value="1460281.474" calcext:value-type="float">
            <text:p>1460281.474</text:p>
          </table:table-cell>
          <table:table-cell table:style-name="ce5" office:value-type="string" calcext:value-type="string">
            <text:p>MeV</text:p>
          </table:table-cell>
          <table:table-cell/>
          <table:table-cell table:style-name="ce5" office:value-type="string" calcext:value-type="string">
            <text:p>Difference</text:p>
          </table:table-cell>
          <table:table-cell table:style-name="ce41" table:formula="of:=([.H18]-[.L18])/[.H18]" office:value-type="percentage" office:value="0.000110154426029666" calcext:value-type="percentage">
            <text:p>0.011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Voxel size [cm3]</text:p>
          </table:table-cell>
          <table:table-cell table:style-name="ce11" table:formula="of:=1000*1000*1000" office:value-type="float" office:value="1000000000" calcext:value-type="float">
            <text:p>1.00E+09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HU min</text:p>
          </table:table-cell>
          <table:table-cell table:style-name="ce5" office:value-type="string" calcext:value-type="string">
            <text:p>HU max</text:p>
          </table:table-cell>
          <table:table-cell table:style-name="ce5" office:value-type="string" calcext:value-type="string">
            <text:p>Material</text:p>
          </table:table-cell>
          <table:table-cell/>
          <table:table-cell table:style-name="ce5" office:value-type="string" calcext:value-type="string">
            <text:p>Density [g/cm3]</text:p>
          </table:table-cell>
          <table:table-cell table:style-name="ce22" office:value-type="float" office:value="1.57452" calcext:value-type="float">
            <text:p>1.57452</text:p>
          </table:table-cell>
          <table:table-cell table:number-columns-repeated="1017"/>
        </table:table-row>
        <table:table-row table:style-name="ro1">
          <table:table-cell/>
          <table:table-cell table:style-name="ce26" office:value-type="float" office:value="933.761" calcext:value-type="float">
            <text:p>933.761</text:p>
          </table:table-cell>
          <table:table-cell table:style-name="ce33" office:value-type="float" office:value="950.642" calcext:value-type="float">
            <text:p>950.642</text:p>
          </table:table-cell>
          <table:table-cell table:style-name="ce22" office:value-type="string" calcext:value-type="string">
            <text:p>Marrow_Bone09_16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4" office:value-type="string" calcext:value-type="string">
            <text:p>PART C</text:p>
          </table:table-cell>
          <table:table-cell table:style-name="ce3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1 MeV</text:p>
          </table:table-cell>
          <table:table-cell table:style-name="ce5" office:value-type="float" office:value="0.0000000000001602" calcext:value-type="float">
            <text:p>1.602E-13</text:p>
          </table:table-cell>
          <table:table-cell table:style-name="ce5" office:value-type="string" calcext:value-type="string">
            <text:p>J</text:p>
          </table:table-cell>
          <table:table-cell/>
          <table:table-cell table:style-name="ce5" office:value-type="string" calcext:value-type="string">
            <text:p>Number of primaries</text:p>
          </table:table-cell>
          <table:table-cell table:style-name="ce37" office:value-type="float" office:value="10000" calcext:value-type="float">
            <text:p>10,000</text:p>
          </table:table-cell>
          <table:table-cell table:style-name="ce17" office:value-type="string" calcext:value-type="string" table:number-columns-spanned="3" table:number-rows-spanned="1">
            <text:p>(it must be the same as in Part B)</text:p>
          </table:table-cell>
          <table:covered-table-cell table:number-columns-repeated="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Total Dose</text:p>
          </table:table-cell>
          <table:table-cell table:style-name="ce5" office:value-type="string" calcext:value-type="string">
            <text:p>calculated by Gate</text:p>
          </table:table-cell>
          <table:table-cell table:style-name="ce8" office:value-type="float" office:value="0.0000000000002315550511" calcext:value-type="float">
            <text:p>2.3156E-13</text:p>
          </table:table-cell>
          <table:table-cell table:style-name="ce5" office:value-type="string" calcext:value-type="string">
            <text:p>Gy</text:p>
          </table:table-cell>
          <table:table-cell/>
          <table:table-cell table:style-name="ce5" office:value-type="string" calcext:value-type="string">
            <text:p>Calculated from Edep</text:p>
          </table:table-cell>
          <table:table-cell table:style-name="ce9" table:formula="of:=[.H31]/[.G33]/([.G34]/1000)*[.C27]" office:value-type="float" office:value="0.000000000000231529544253059" calcext:value-type="float">
            <text:p>2.3153E-13</text:p>
          </table:table-cell>
          <table:table-cell table:style-name="ce5" office:value-type="string" calcext:value-type="string">
            <text:p>Gy</text:p>
          </table:table-cell>
          <table:table-cell/>
          <table:table-cell table:style-name="ce5" office:value-type="string" calcext:value-type="string">
            <text:p>Difference Dose Voxelized/simple geometry</text:p>
          </table:table-cell>
          <table:table-cell table:style-name="ce42" table:formula="of:=([.H30]-[.H10])/[.H30]" office:value-type="percentage" office:value="0" calcext:value-type="percentage">
            <text:p>0.00%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5" office:value-type="string" calcext:value-type="string">
            <text:p>Total Edep</text:p>
          </table:table-cell>
          <table:table-cell table:style-name="ce5" office:value-type="string" calcext:value-type="string">
            <text:p>scored by Gate</text:p>
          </table:table-cell>
          <table:table-cell table:style-name="ce22" office:value-type="float" office:value="1463651.157" calcext:value-type="float">
            <text:p>1463651.157</text:p>
          </table:table-cell>
          <table:table-cell table:style-name="ce5" office:value-type="string" calcext:value-type="string">
            <text:p>MeV</text:p>
          </table:table-cell>
          <table:table-cell/>
          <table:table-cell table:style-name="ce5" office:value-type="string" calcext:value-type="string">
            <text:p>Difference</text:p>
          </table:table-cell>
          <table:table-cell table:style-name="ce42" table:formula="of:=([.H30]-[.L30])/[.H30]" office:value-type="percentage" office:value="0.000110154569379006" calcext:value-type="percentage">
            <text:p>0.01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Voxel size [cm3]</text:p>
          </table:table-cell>
          <table:table-cell table:style-name="ce11" table:formula="of:=1000*1000*1000" office:value-type="float" office:value="1000000000" calcext:value-type="float">
            <text:p>1.00E+0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Material</text:p>
          </table:table-cell>
          <table:table-cell/>
          <table:table-cell table:style-name="ce5" office:value-type="string" calcext:value-type="string">
            <text:p>Density [g/cm3]</text:p>
          </table:table-cell>
          <table:table-cell table:style-name="ce22" office:value-type="float" office:value="1.01273" calcext:value-type="float">
            <text:p>1.0127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2" office:value-type="string" calcext:value-type="string">
            <text:p>AT_AG_SI4_9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Total Dose</text:p>
          </table:table-cell>
          <table:table-cell table:style-name="ce5" office:value-type="string" calcext:value-type="string">
            <text:p>calculated by Gate</text:p>
          </table:table-cell>
          <table:table-cell table:style-name="ce8" office:value-type="float" office:value="0.0000000000001485931358" calcext:value-type="float">
            <text:p>1.4859E-13</text:p>
          </table:table-cell>
          <table:table-cell table:style-name="ce5" office:value-type="string" calcext:value-type="string">
            <text:p>Gy</text:p>
          </table:table-cell>
          <table:table-cell/>
          <table:table-cell table:style-name="ce5" office:value-type="string" calcext:value-type="string">
            <text:p>Calculated from Edep</text:p>
          </table:table-cell>
          <table:table-cell table:style-name="ce9" table:formula="of:=[.H39]/[.G41]/([.G42]/1000)*[.C27]" office:value-type="float" office:value="0.000000000000148576767608414" calcext:value-type="float">
            <text:p>1.4858E-13</text:p>
          </table:table-cell>
          <table:table-cell table:style-name="ce5" office:value-type="string" calcext:value-type="string">
            <text:p>Gy</text:p>
          </table:table-cell>
          <table:table-cell/>
          <table:table-cell table:style-name="ce5" office:value-type="string" calcext:value-type="string">
            <text:p>Difference Dose Voxelized/simple geometry</text:p>
          </table:table-cell>
          <table:table-cell table:style-name="ce42" table:formula="of:=([.H38]-[.H18])/[.H38]" office:value-type="percentage" office:value="0" calcext:value-type="percentage">
            <text:p>0.00%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5" office:value-type="string" calcext:value-type="string">
            <text:p>Total Edep</text:p>
          </table:table-cell>
          <table:table-cell table:style-name="ce5" office:value-type="string" calcext:value-type="string">
            <text:p>scored by Gate</text:p>
          </table:table-cell>
          <table:table-cell table:style-name="ce22" office:value-type="float" office:value="1460281.474" calcext:value-type="float">
            <text:p>1460281.474</text:p>
          </table:table-cell>
          <table:table-cell table:style-name="ce5" office:value-type="string" calcext:value-type="string">
            <text:p>MeV</text:p>
          </table:table-cell>
          <table:table-cell/>
          <table:table-cell table:style-name="ce5" office:value-type="string" calcext:value-type="string">
            <text:p>Difference</text:p>
          </table:table-cell>
          <table:table-cell table:style-name="ce42" table:formula="of:=([.H38]-[.L38])/[.H38]" office:value-type="percentage" office:value="0.000110154426029666" calcext:value-type="percentage">
            <text:p>0.01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Voxel size [cm3]</text:p>
          </table:table-cell>
          <table:table-cell table:style-name="ce11" table:formula="of:=1000*1000*1000" office:value-type="float" office:value="1000000000" calcext:value-type="float">
            <text:p>1.00E+0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Material</text:p>
          </table:table-cell>
          <table:table-cell/>
          <table:table-cell table:style-name="ce5" office:value-type="string" calcext:value-type="string">
            <text:p>Density [g/cm3]</text:p>
          </table:table-cell>
          <table:table-cell table:style-name="ce22" office:value-type="float" office:value="1.57452" calcext:value-type="float">
            <text:p>1.5745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2" office:value-type="string" calcext:value-type="string">
            <text:p>Marrow_Bone09_162</text:p>
          </table:table-cell>
          <table:table-cell table:number-columns-repeated="1020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C10:Sheet1.C10">
            <calcext:condition calcext:apply-style-name="cf2" calcext:value="&gt;[.$C$10]" calcext:base-cell-address="Sheet1.C10"/>
            <calcext:condition calcext:apply-style-name="cf1" calcext:value="&lt;[.$C$10]" calcext:base-cell-address="Sheet1.C10"/>
          </calcext:conditional-format>
          <calcext:conditional-format calcext:target-range-address="Sheet1.C11:Sheet1.C11 Sheet1.C19:Sheet1.C19">
            <calcext:condition calcext:apply-style-name="cf2" calcext:value="=0.01" calcext:base-cell-address="Sheet1.C11"/>
            <calcext:condition calcext:apply-style-name="cf1" calcext:value="!=0.01" calcext:base-cell-address="Sheet1.C11"/>
          </calcext:conditional-format>
          <calcext:conditional-format calcext:target-range-address="Sheet1.L11:Sheet1.L11 Sheet1.L19:Sheet1.L19 Sheet1.P30:Sheet1.P30 Sheet1.L31:Sheet1.L31 Sheet1.P38:Sheet1.P38 Sheet1.L39:Sheet1.L39">
            <calcext:condition calcext:apply-style-name="cf2" calcext:value="&lt;0.1" calcext:base-cell-address="Sheet1.L11"/>
            <calcext:condition calcext:apply-style-name="cf1" calcext:value="&gt;0.1" calcext:base-cell-address="Sheet1.L11"/>
          </calcext:conditional-format>
          <calcext:conditional-format calcext:target-range-address="Sheet1.C15:Sheet1.C15">
            <calcext:condition calcext:apply-style-name="cf2" calcext:value="&gt;[.$C$11]" calcext:base-cell-address="Sheet1.C15"/>
            <calcext:condition calcext:apply-style-name="cf1" calcext:value="&lt;[.$C$10]" calcext:base-cell-address="Sheet1.C15"/>
          </calcext:conditional-format>
          <calcext:conditional-format calcext:target-range-address="Sheet1.B15:Sheet1.B15">
            <calcext:condition calcext:apply-style-name="cf2" calcext:value="&lt;[.$C$10]" calcext:base-cell-address="Sheet1.B15"/>
            <calcext:condition calcext:apply-style-name="cf1" calcext:value="&gt;[.$C$10]" calcext:base-cell-address="Sheet1.B15"/>
          </calcext:conditional-format>
          <calcext:conditional-format calcext:target-range-address="Sheet1.C18:Sheet1.C18">
            <calcext:condition calcext:apply-style-name="cf2" calcext:value="&gt;[.$C$10]" calcext:base-cell-address="Sheet1.C18"/>
            <calcext:condition calcext:apply-style-name="cf1" calcext:value="&lt;[.$C$10]" calcext:base-cell-address="Sheet1.C18"/>
          </calcext:conditional-format>
          <calcext:conditional-format calcext:target-range-address="Sheet1.C23:Sheet1.C23">
            <calcext:condition calcext:apply-style-name="cf2" calcext:value="&gt;[.$C$18]" calcext:base-cell-address="Sheet1.C23"/>
            <calcext:condition calcext:apply-style-name="cf1" calcext:value="&lt;[.$C$18]" calcext:base-cell-address="Sheet1.C23"/>
          </calcext:conditional-format>
          <calcext:conditional-format calcext:target-range-address="Sheet1.B23:Sheet1.B23">
            <calcext:condition calcext:apply-style-name="cf2" calcext:value="&lt;[.$C$18]" calcext:base-cell-address="Sheet1.B23"/>
            <calcext:condition calcext:apply-style-name="cf1" calcext:value="&gt;[.$C$18]" calcext:base-cell-address="Sheet1.B23"/>
          </calcext:conditional-format>
          <calcext:conditional-format calcext:target-range-address="Sheet1.G27:Sheet1.G27">
            <calcext:condition calcext:apply-style-name="cf2" calcext:value="=[.$G$7]" calcext:base-cell-address="Sheet1.G27"/>
            <calcext:condition calcext:apply-style-name="cf1" calcext:value="!=[.$G$7]" calcext:base-cell-address="Sheet1.G27"/>
          </calcext:conditional-format>
        </calcext:conditional-formats>
      </table:table>
      <table:table table:name="Sheet2" table:style-name="ta1">
        <table:shapes>
          <draw:frame draw:z-index="0" draw:name="Chart 1" draw:style-name="gr1" svg:width="731.51pt" svg:height="411.45pt" svg:x="569.76pt" svg:y="76.14pt">
            <draw:object draw:notify-on-update-of-ranges="Sheet2.B6:Sheet2.B205 Sheet2.C4:Sheet2.C4 Sheet2.C6:Sheet2.C205 Sheet2.B6:Sheet2.B205 Sheet2.D4:Sheet2.D4 Sheet2.D6:Sheet2.D2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2" table:default-cell-style-name="ce16"/>
        <table:table-column table:style-name="co15" table:default-cell-style-name="ce16"/>
        <table:table-column table:style-name="co16" table:default-cell-style-name="ce16"/>
        <table:table-column table:style-name="co5" table:number-columns-repeated="1019" table:default-cell-style-name="ce16"/>
        <table:table-column table:style-name="co14" table:default-cell-style-name="ce16"/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File name:</text:p>
          </table:table-cell>
          <table:table-cell table:style-name="ce46" office:value-type="string" calcext:value-type="string">
            <text:p>complex_0_Profile_justWater-Edep.txt</text:p>
          </table:table-cell>
          <table:table-cell table:style-name="ce46" office:value-type="string" calcext:value-type="string">
            <text:p>complex_-90_Profile_WaterBone-Edep.tx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8"/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 calcext:value-type="string">
            <text:p>angle=0deg</text:p>
          </table:table-cell>
          <table:table-cell table:style-name="ce14" office:value-type="string" calcext:value-type="string">
            <text:p>angle=-90deg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>
            <text:p>Depth [mm]</text:p>
          </table:table-cell>
          <table:table-cell table:number-columns-repeated="2" table:style-name="ce14" office:value-type="string" calcext:value-type="string">
            <text:p>Energy [MeV]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float" office:value="0.5" calcext:value-type="float">
            <text:p>0.5</text:p>
          </table:table-cell>
          <table:table-cell table:style-name="ce47" office:value-type="float" office:value="1379.810319" calcext:value-type="float">
            <text:p>1.38E+03</text:p>
          </table:table-cell>
          <table:table-cell table:style-name="ce47" office:value-type="float" office:value="1461.189438" calcext:value-type="float">
            <text:p>1.46E+03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6]+1" office:value-type="float" office:value="1.5" calcext:value-type="float">
            <text:p>1.5</text:p>
          </table:table-cell>
          <table:table-cell table:style-name="ce47" office:value-type="float" office:value="1402.595041" calcext:value-type="float">
            <text:p>1.40E+03</text:p>
          </table:table-cell>
          <table:table-cell table:style-name="ce47" office:value-type="float" office:value="1465.461194" calcext:value-type="float">
            <text:p>1.47E+03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7]+1" office:value-type="float" office:value="2.5" calcext:value-type="float">
            <text:p>2.5</text:p>
          </table:table-cell>
          <table:table-cell table:style-name="ce47" office:value-type="float" office:value="1388.200899" calcext:value-type="float">
            <text:p>1.39E+03</text:p>
          </table:table-cell>
          <table:table-cell table:style-name="ce47" office:value-type="float" office:value="1457.318237" calcext:value-type="float">
            <text:p>1.46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8]+1" office:value-type="float" office:value="3.5" calcext:value-type="float">
            <text:p>3.5</text:p>
          </table:table-cell>
          <table:table-cell table:style-name="ce47" office:value-type="float" office:value="1413.511223" calcext:value-type="float">
            <text:p>1.41E+03</text:p>
          </table:table-cell>
          <table:table-cell table:style-name="ce47" office:value-type="float" office:value="1509.142179" calcext:value-type="float">
            <text:p>1.5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9]+1" office:value-type="float" office:value="4.5" calcext:value-type="float">
            <text:p>4.5</text:p>
          </table:table-cell>
          <table:table-cell table:style-name="ce47" office:value-type="float" office:value="1587.299407" calcext:value-type="float">
            <text:p>1.59E+03</text:p>
          </table:table-cell>
          <table:table-cell table:style-name="ce47" office:value-type="float" office:value="1500.420909" calcext:value-type="float">
            <text:p>1.5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0]+1" office:value-type="float" office:value="5.5" calcext:value-type="float">
            <text:p>5.5</text:p>
          </table:table-cell>
          <table:table-cell table:style-name="ce47" office:value-type="float" office:value="1431.031983" calcext:value-type="float">
            <text:p>1.43E+03</text:p>
          </table:table-cell>
          <table:table-cell table:style-name="ce47" office:value-type="float" office:value="1508.48373" calcext:value-type="float">
            <text:p>1.5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1]+1" office:value-type="float" office:value="6.5" calcext:value-type="float">
            <text:p>6.5</text:p>
          </table:table-cell>
          <table:table-cell table:style-name="ce47" office:value-type="float" office:value="1435.93791" calcext:value-type="float">
            <text:p>1.44E+03</text:p>
          </table:table-cell>
          <table:table-cell table:style-name="ce47" office:value-type="float" office:value="1529.26275" calcext:value-type="float">
            <text:p>1.5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2]+1" office:value-type="float" office:value="7.5" calcext:value-type="float">
            <text:p>7.5</text:p>
          </table:table-cell>
          <table:table-cell table:style-name="ce47" office:value-type="float" office:value="1456.368351" calcext:value-type="float">
            <text:p>1.46E+03</text:p>
          </table:table-cell>
          <table:table-cell table:style-name="ce47" office:value-type="float" office:value="1549.089793" calcext:value-type="float">
            <text:p>1.55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3]+1" office:value-type="float" office:value="8.5" calcext:value-type="float">
            <text:p>8.5</text:p>
          </table:table-cell>
          <table:table-cell table:style-name="ce47" office:value-type="float" office:value="1471.364177" calcext:value-type="float">
            <text:p>1.47E+03</text:p>
          </table:table-cell>
          <table:table-cell table:style-name="ce47" office:value-type="float" office:value="1545.647607" calcext:value-type="float">
            <text:p>1.55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4]+1" office:value-type="float" office:value="9.5" calcext:value-type="float">
            <text:p>9.5</text:p>
          </table:table-cell>
          <table:table-cell table:style-name="ce47" office:value-type="float" office:value="1429.71806" calcext:value-type="float">
            <text:p>1.43E+03</text:p>
          </table:table-cell>
          <table:table-cell table:style-name="ce47" office:value-type="float" office:value="1517.047679" calcext:value-type="float">
            <text:p>1.5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5]+1" office:value-type="float" office:value="10.5" calcext:value-type="float">
            <text:p>10.5</text:p>
          </table:table-cell>
          <table:table-cell table:style-name="ce47" office:value-type="float" office:value="1465.651239" calcext:value-type="float">
            <text:p>1.47E+03</text:p>
          </table:table-cell>
          <table:table-cell table:style-name="ce47" office:value-type="float" office:value="1502.28863" calcext:value-type="float">
            <text:p>1.5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6]+1" office:value-type="float" office:value="11.5" calcext:value-type="float">
            <text:p>11.5</text:p>
          </table:table-cell>
          <table:table-cell table:style-name="ce47" office:value-type="float" office:value="1468.431551" calcext:value-type="float">
            <text:p>1.47E+03</text:p>
          </table:table-cell>
          <table:table-cell table:style-name="ce47" office:value-type="float" office:value="1519.81561" calcext:value-type="float">
            <text:p>1.5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7]+1" office:value-type="float" office:value="12.5" calcext:value-type="float">
            <text:p>12.5</text:p>
          </table:table-cell>
          <table:table-cell table:style-name="ce47" office:value-type="float" office:value="1450.896152" calcext:value-type="float">
            <text:p>1.45E+03</text:p>
          </table:table-cell>
          <table:table-cell table:style-name="ce47" office:value-type="float" office:value="1525.733794" calcext:value-type="float">
            <text:p>1.5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8]+1" office:value-type="float" office:value="13.5" calcext:value-type="float">
            <text:p>13.5</text:p>
          </table:table-cell>
          <table:table-cell table:style-name="ce47" office:value-type="float" office:value="1456.705711" calcext:value-type="float">
            <text:p>1.46E+03</text:p>
          </table:table-cell>
          <table:table-cell table:style-name="ce47" office:value-type="float" office:value="1531.617126" calcext:value-type="float">
            <text:p>1.5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9]+1" office:value-type="float" office:value="14.5" calcext:value-type="float">
            <text:p>14.5</text:p>
          </table:table-cell>
          <table:table-cell table:style-name="ce47" office:value-type="float" office:value="1489.182365" calcext:value-type="float">
            <text:p>1.49E+03</text:p>
          </table:table-cell>
          <table:table-cell table:style-name="ce47" office:value-type="float" office:value="1568.719671" calcext:value-type="float">
            <text:p>1.57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20]+1" office:value-type="float" office:value="15.5" calcext:value-type="float">
            <text:p>15.5</text:p>
          </table:table-cell>
          <table:table-cell table:style-name="ce47" office:value-type="float" office:value="1464.864756" calcext:value-type="float">
            <text:p>1.46E+03</text:p>
          </table:table-cell>
          <table:table-cell table:style-name="ce47" office:value-type="float" office:value="1548.851571" calcext:value-type="float">
            <text:p>1.55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21]+1" office:value-type="float" office:value="16.5" calcext:value-type="float">
            <text:p>16.5</text:p>
          </table:table-cell>
          <table:table-cell table:style-name="ce47" office:value-type="float" office:value="1540.544808" calcext:value-type="float">
            <text:p>1.54E+03</text:p>
          </table:table-cell>
          <table:table-cell table:style-name="ce47" office:value-type="float" office:value="1539.883788" calcext:value-type="float">
            <text:p>1.54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22]+1" office:value-type="float" office:value="17.5" calcext:value-type="float">
            <text:p>17.5</text:p>
          </table:table-cell>
          <table:table-cell table:style-name="ce47" office:value-type="float" office:value="1480.482344" calcext:value-type="float">
            <text:p>1.48E+03</text:p>
          </table:table-cell>
          <table:table-cell table:style-name="ce47" office:value-type="float" office:value="1553.328916" calcext:value-type="float">
            <text:p>1.55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23]+1" office:value-type="float" office:value="18.5" calcext:value-type="float">
            <text:p>18.5</text:p>
          </table:table-cell>
          <table:table-cell table:style-name="ce47" office:value-type="float" office:value="1552.947738" calcext:value-type="float">
            <text:p>1.55E+03</text:p>
          </table:table-cell>
          <table:table-cell table:style-name="ce47" office:value-type="float" office:value="1600.569935" calcext:value-type="float">
            <text:p>1.6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24]+1" office:value-type="float" office:value="19.5" calcext:value-type="float">
            <text:p>19.5</text:p>
          </table:table-cell>
          <table:table-cell table:style-name="ce47" office:value-type="float" office:value="1569.044936" calcext:value-type="float">
            <text:p>1.57E+03</text:p>
          </table:table-cell>
          <table:table-cell table:style-name="ce47" office:value-type="float" office:value="1557.123115" calcext:value-type="float">
            <text:p>1.56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25]+1" office:value-type="float" office:value="20.5" calcext:value-type="float">
            <text:p>20.5</text:p>
          </table:table-cell>
          <table:table-cell table:style-name="ce47" office:value-type="float" office:value="1531.734779" calcext:value-type="float">
            <text:p>1.53E+03</text:p>
          </table:table-cell>
          <table:table-cell table:style-name="ce47" office:value-type="float" office:value="1577.437865" calcext:value-type="float">
            <text:p>1.58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26]+1" office:value-type="float" office:value="21.5" calcext:value-type="float">
            <text:p>21.5</text:p>
          </table:table-cell>
          <table:table-cell table:style-name="ce47" office:value-type="float" office:value="1591.513329" calcext:value-type="float">
            <text:p>1.59E+03</text:p>
          </table:table-cell>
          <table:table-cell table:style-name="ce47" office:value-type="float" office:value="1581.929225" calcext:value-type="float">
            <text:p>1.58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27]+1" office:value-type="float" office:value="22.5" calcext:value-type="float">
            <text:p>22.5</text:p>
          </table:table-cell>
          <table:table-cell table:style-name="ce47" office:value-type="float" office:value="1510.276284" calcext:value-type="float">
            <text:p>1.51E+03</text:p>
          </table:table-cell>
          <table:table-cell table:style-name="ce47" office:value-type="float" office:value="1608.540447" calcext:value-type="float">
            <text:p>1.6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28]+1" office:value-type="float" office:value="23.5" calcext:value-type="float">
            <text:p>23.5</text:p>
          </table:table-cell>
          <table:table-cell table:style-name="ce47" office:value-type="float" office:value="1530.683452" calcext:value-type="float">
            <text:p>1.53E+03</text:p>
          </table:table-cell>
          <table:table-cell table:style-name="ce47" office:value-type="float" office:value="1588.021759" calcext:value-type="float">
            <text:p>1.59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29]+1" office:value-type="float" office:value="24.5" calcext:value-type="float">
            <text:p>24.5</text:p>
          </table:table-cell>
          <table:table-cell table:style-name="ce47" office:value-type="float" office:value="1513.228744" calcext:value-type="float">
            <text:p>1.51E+03</text:p>
          </table:table-cell>
          <table:table-cell table:style-name="ce47" office:value-type="float" office:value="1638.788289" calcext:value-type="float">
            <text:p>1.64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30]+1" office:value-type="float" office:value="25.5" calcext:value-type="float">
            <text:p>25.5</text:p>
          </table:table-cell>
          <table:table-cell table:style-name="ce47" office:value-type="float" office:value="1551.086411" calcext:value-type="float">
            <text:p>1.55E+03</text:p>
          </table:table-cell>
          <table:table-cell table:style-name="ce47" office:value-type="float" office:value="1631.774742" calcext:value-type="float">
            <text:p>1.6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31]+1" office:value-type="float" office:value="26.5" calcext:value-type="float">
            <text:p>26.5</text:p>
          </table:table-cell>
          <table:table-cell table:style-name="ce47" office:value-type="float" office:value="1532.122528" calcext:value-type="float">
            <text:p>1.53E+03</text:p>
          </table:table-cell>
          <table:table-cell table:style-name="ce47" office:value-type="float" office:value="1632.097088" calcext:value-type="float">
            <text:p>1.6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32]+1" office:value-type="float" office:value="27.5" calcext:value-type="float">
            <text:p>27.5</text:p>
          </table:table-cell>
          <table:table-cell table:style-name="ce47" office:value-type="float" office:value="1516.224757" calcext:value-type="float">
            <text:p>1.52E+03</text:p>
          </table:table-cell>
          <table:table-cell table:style-name="ce47" office:value-type="float" office:value="1617.141577" calcext:value-type="float">
            <text:p>1.6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33]+1" office:value-type="float" office:value="28.5" calcext:value-type="float">
            <text:p>28.5</text:p>
          </table:table-cell>
          <table:table-cell table:style-name="ce47" office:value-type="float" office:value="1519.501858" calcext:value-type="float">
            <text:p>1.52E+03</text:p>
          </table:table-cell>
          <table:table-cell table:style-name="ce47" office:value-type="float" office:value="1590.795919" calcext:value-type="float">
            <text:p>1.59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34]+1" office:value-type="float" office:value="29.5" calcext:value-type="float">
            <text:p>29.5</text:p>
          </table:table-cell>
          <table:table-cell table:style-name="ce47" office:value-type="float" office:value="1517.126881" calcext:value-type="float">
            <text:p>1.52E+03</text:p>
          </table:table-cell>
          <table:table-cell table:style-name="ce47" office:value-type="float" office:value="1698.631522" calcext:value-type="float">
            <text:p>1.7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35]+1" office:value-type="float" office:value="30.5" calcext:value-type="float">
            <text:p>30.5</text:p>
          </table:table-cell>
          <table:table-cell table:style-name="ce47" office:value-type="float" office:value="1516.159953" calcext:value-type="float">
            <text:p>1.52E+03</text:p>
          </table:table-cell>
          <table:table-cell table:style-name="ce47" office:value-type="float" office:value="1690.135911" calcext:value-type="float">
            <text:p>1.69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36]+1" office:value-type="float" office:value="31.5" calcext:value-type="float">
            <text:p>31.5</text:p>
          </table:table-cell>
          <table:table-cell table:style-name="ce47" office:value-type="float" office:value="1538.460248" calcext:value-type="float">
            <text:p>1.54E+03</text:p>
          </table:table-cell>
          <table:table-cell table:style-name="ce47" office:value-type="float" office:value="1629.394601" calcext:value-type="float">
            <text:p>1.6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37]+1" office:value-type="float" office:value="32.5" calcext:value-type="float">
            <text:p>32.5</text:p>
          </table:table-cell>
          <table:table-cell table:style-name="ce47" office:value-type="float" office:value="1583.639565" calcext:value-type="float">
            <text:p>1.58E+03</text:p>
          </table:table-cell>
          <table:table-cell table:style-name="ce47" office:value-type="float" office:value="1597.844048" calcext:value-type="float">
            <text:p>1.6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38]+1" office:value-type="float" office:value="33.5" calcext:value-type="float">
            <text:p>33.5</text:p>
          </table:table-cell>
          <table:table-cell table:style-name="ce47" office:value-type="float" office:value="1597.317155" calcext:value-type="float">
            <text:p>1.60E+03</text:p>
          </table:table-cell>
          <table:table-cell table:style-name="ce47" office:value-type="float" office:value="1611.842376" calcext:value-type="float">
            <text:p>1.6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39]+1" office:value-type="float" office:value="34.5" calcext:value-type="float">
            <text:p>34.5</text:p>
          </table:table-cell>
          <table:table-cell table:style-name="ce47" office:value-type="float" office:value="1557.62589" calcext:value-type="float">
            <text:p>1.56E+03</text:p>
          </table:table-cell>
          <table:table-cell table:style-name="ce47" office:value-type="float" office:value="1607.391735" calcext:value-type="float">
            <text:p>1.6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40]+1" office:value-type="float" office:value="35.5" calcext:value-type="float">
            <text:p>35.5</text:p>
          </table:table-cell>
          <table:table-cell table:style-name="ce47" office:value-type="float" office:value="1556.491835" calcext:value-type="float">
            <text:p>1.56E+03</text:p>
          </table:table-cell>
          <table:table-cell table:style-name="ce47" office:value-type="float" office:value="1630.127004" calcext:value-type="float">
            <text:p>1.6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41]+1" office:value-type="float" office:value="36.5" calcext:value-type="float">
            <text:p>36.5</text:p>
          </table:table-cell>
          <table:table-cell table:style-name="ce47" office:value-type="float" office:value="1576.189584" calcext:value-type="float">
            <text:p>1.58E+03</text:p>
          </table:table-cell>
          <table:table-cell table:style-name="ce47" office:value-type="float" office:value="1628.109486" calcext:value-type="float">
            <text:p>1.6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42]+1" office:value-type="float" office:value="37.5" calcext:value-type="float">
            <text:p>37.5</text:p>
          </table:table-cell>
          <table:table-cell table:style-name="ce47" office:value-type="float" office:value="1586.228754" calcext:value-type="float">
            <text:p>1.59E+03</text:p>
          </table:table-cell>
          <table:table-cell table:style-name="ce47" office:value-type="float" office:value="1637.924943" calcext:value-type="float">
            <text:p>1.64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43]+1" office:value-type="float" office:value="38.5" calcext:value-type="float">
            <text:p>38.5</text:p>
          </table:table-cell>
          <table:table-cell table:style-name="ce47" office:value-type="float" office:value="1588.463914" calcext:value-type="float">
            <text:p>1.59E+03</text:p>
          </table:table-cell>
          <table:table-cell table:style-name="ce47" office:value-type="float" office:value="1676.893246" calcext:value-type="float">
            <text:p>1.68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44]+1" office:value-type="float" office:value="39.5" calcext:value-type="float">
            <text:p>39.5</text:p>
          </table:table-cell>
          <table:table-cell table:style-name="ce47" office:value-type="float" office:value="1564.197462" calcext:value-type="float">
            <text:p>1.56E+03</text:p>
          </table:table-cell>
          <table:table-cell table:style-name="ce47" office:value-type="float" office:value="1634.811495" calcext:value-type="float">
            <text:p>1.6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45]+1" office:value-type="float" office:value="40.5" calcext:value-type="float">
            <text:p>40.5</text:p>
          </table:table-cell>
          <table:table-cell table:style-name="ce47" office:value-type="float" office:value="1580.448657" calcext:value-type="float">
            <text:p>1.58E+03</text:p>
          </table:table-cell>
          <table:table-cell table:style-name="ce47" office:value-type="float" office:value="1676.041868" calcext:value-type="float">
            <text:p>1.68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46]+1" office:value-type="float" office:value="41.5" calcext:value-type="float">
            <text:p>41.5</text:p>
          </table:table-cell>
          <table:table-cell table:style-name="ce47" office:value-type="float" office:value="1667.924955" calcext:value-type="float">
            <text:p>1.67E+03</text:p>
          </table:table-cell>
          <table:table-cell table:style-name="ce47" office:value-type="float" office:value="1801.453659" calcext:value-type="float">
            <text:p>1.8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47]+1" office:value-type="float" office:value="42.5" calcext:value-type="float">
            <text:p>42.5</text:p>
          </table:table-cell>
          <table:table-cell table:style-name="ce47" office:value-type="float" office:value="1577.573379" calcext:value-type="float">
            <text:p>1.58E+03</text:p>
          </table:table-cell>
          <table:table-cell table:style-name="ce47" office:value-type="float" office:value="1718.291977" calcext:value-type="float">
            <text:p>1.7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48]+1" office:value-type="float" office:value="43.5" calcext:value-type="float">
            <text:p>43.5</text:p>
          </table:table-cell>
          <table:table-cell table:style-name="ce47" office:value-type="float" office:value="1574.142654" calcext:value-type="float">
            <text:p>1.57E+03</text:p>
          </table:table-cell>
          <table:table-cell table:style-name="ce47" office:value-type="float" office:value="1718.717086" calcext:value-type="float">
            <text:p>1.7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49]+1" office:value-type="float" office:value="44.5" calcext:value-type="float">
            <text:p>44.5</text:p>
          </table:table-cell>
          <table:table-cell table:style-name="ce47" office:value-type="float" office:value="1602.913699" calcext:value-type="float">
            <text:p>1.60E+03</text:p>
          </table:table-cell>
          <table:table-cell table:style-name="ce47" office:value-type="float" office:value="1668.726913" calcext:value-type="float">
            <text:p>1.67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50]+1" office:value-type="float" office:value="45.5" calcext:value-type="float">
            <text:p>45.5</text:p>
          </table:table-cell>
          <table:table-cell table:style-name="ce47" office:value-type="float" office:value="1646.006154" calcext:value-type="float">
            <text:p>1.65E+03</text:p>
          </table:table-cell>
          <table:table-cell table:style-name="ce47" office:value-type="float" office:value="1631.447194" calcext:value-type="float">
            <text:p>1.6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51]+1" office:value-type="float" office:value="46.5" calcext:value-type="float">
            <text:p>46.5</text:p>
          </table:table-cell>
          <table:table-cell table:style-name="ce47" office:value-type="float" office:value="1604.50328" calcext:value-type="float">
            <text:p>1.60E+03</text:p>
          </table:table-cell>
          <table:table-cell table:style-name="ce47" office:value-type="float" office:value="1660.199995" calcext:value-type="float">
            <text:p>1.66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52]+1" office:value-type="float" office:value="47.5" calcext:value-type="float">
            <text:p>47.5</text:p>
          </table:table-cell>
          <table:table-cell table:style-name="ce47" office:value-type="float" office:value="1606.475215" calcext:value-type="float">
            <text:p>1.61E+03</text:p>
          </table:table-cell>
          <table:table-cell table:style-name="ce47" office:value-type="float" office:value="1660.426173" calcext:value-type="float">
            <text:p>1.66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53]+1" office:value-type="float" office:value="48.5" calcext:value-type="float">
            <text:p>48.5</text:p>
          </table:table-cell>
          <table:table-cell table:style-name="ce47" office:value-type="float" office:value="1610.364784" calcext:value-type="float">
            <text:p>1.61E+03</text:p>
          </table:table-cell>
          <table:table-cell table:style-name="ce47" office:value-type="float" office:value="1716.971346" calcext:value-type="float">
            <text:p>1.7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54]+1" office:value-type="float" office:value="49.5" calcext:value-type="float">
            <text:p>49.5</text:p>
          </table:table-cell>
          <table:table-cell table:style-name="ce47" office:value-type="float" office:value="1620.917452" calcext:value-type="float">
            <text:p>1.62E+03</text:p>
          </table:table-cell>
          <table:table-cell table:style-name="ce47" office:value-type="float" office:value="1683.779825" calcext:value-type="float">
            <text:p>1.68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55]+1" office:value-type="float" office:value="50.5" calcext:value-type="float">
            <text:p>50.5</text:p>
          </table:table-cell>
          <table:table-cell table:style-name="ce47" office:value-type="float" office:value="1659.791431" calcext:value-type="float">
            <text:p>1.66E+03</text:p>
          </table:table-cell>
          <table:table-cell table:style-name="ce47" office:value-type="float" office:value="1658.556278" calcext:value-type="float">
            <text:p>1.66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56]+1" office:value-type="float" office:value="51.5" calcext:value-type="float">
            <text:p>51.5</text:p>
          </table:table-cell>
          <table:table-cell table:style-name="ce47" office:value-type="float" office:value="1654.534394" calcext:value-type="float">
            <text:p>1.65E+03</text:p>
          </table:table-cell>
          <table:table-cell table:style-name="ce47" office:value-type="float" office:value="1658.439948" calcext:value-type="float">
            <text:p>1.66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57]+1" office:value-type="float" office:value="52.5" calcext:value-type="float">
            <text:p>52.5</text:p>
          </table:table-cell>
          <table:table-cell table:style-name="ce47" office:value-type="float" office:value="1672.516349" calcext:value-type="float">
            <text:p>1.67E+03</text:p>
          </table:table-cell>
          <table:table-cell table:style-name="ce47" office:value-type="float" office:value="1681.645286" calcext:value-type="float">
            <text:p>1.68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58]+1" office:value-type="float" office:value="53.5" calcext:value-type="float">
            <text:p>53.5</text:p>
          </table:table-cell>
          <table:table-cell table:style-name="ce47" office:value-type="float" office:value="1685.436476" calcext:value-type="float">
            <text:p>1.69E+03</text:p>
          </table:table-cell>
          <table:table-cell table:style-name="ce47" office:value-type="float" office:value="1715.957424" calcext:value-type="float">
            <text:p>1.7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59]+1" office:value-type="float" office:value="54.5" calcext:value-type="float">
            <text:p>54.5</text:p>
          </table:table-cell>
          <table:table-cell table:style-name="ce47" office:value-type="float" office:value="1683.620262" calcext:value-type="float">
            <text:p>1.68E+03</text:p>
          </table:table-cell>
          <table:table-cell table:style-name="ce47" office:value-type="float" office:value="1721.911144" calcext:value-type="float">
            <text:p>1.7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60]+1" office:value-type="float" office:value="55.5" calcext:value-type="float">
            <text:p>55.5</text:p>
          </table:table-cell>
          <table:table-cell table:style-name="ce47" office:value-type="float" office:value="1663.217693" calcext:value-type="float">
            <text:p>1.66E+03</text:p>
          </table:table-cell>
          <table:table-cell table:style-name="ce47" office:value-type="float" office:value="1730.807176" calcext:value-type="float">
            <text:p>1.7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61]+1" office:value-type="float" office:value="56.5" calcext:value-type="float">
            <text:p>56.5</text:p>
          </table:table-cell>
          <table:table-cell table:style-name="ce47" office:value-type="float" office:value="1639.559315" calcext:value-type="float">
            <text:p>1.64E+03</text:p>
          </table:table-cell>
          <table:table-cell table:style-name="ce47" office:value-type="float" office:value="1731.656597" calcext:value-type="float">
            <text:p>1.7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62]+1" office:value-type="float" office:value="57.5" calcext:value-type="float">
            <text:p>57.5</text:p>
          </table:table-cell>
          <table:table-cell table:style-name="ce47" office:value-type="float" office:value="1656.840069" calcext:value-type="float">
            <text:p>1.66E+03</text:p>
          </table:table-cell>
          <table:table-cell table:style-name="ce47" office:value-type="float" office:value="1785.687303" calcext:value-type="float">
            <text:p>1.79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63]+1" office:value-type="float" office:value="58.5" calcext:value-type="float">
            <text:p>58.5</text:p>
          </table:table-cell>
          <table:table-cell table:style-name="ce47" office:value-type="float" office:value="1667.208033" calcext:value-type="float">
            <text:p>1.67E+03</text:p>
          </table:table-cell>
          <table:table-cell table:style-name="ce47" office:value-type="float" office:value="1704.021249" calcext:value-type="float">
            <text:p>1.7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64]+1" office:value-type="float" office:value="59.5" calcext:value-type="float">
            <text:p>59.5</text:p>
          </table:table-cell>
          <table:table-cell table:style-name="ce47" office:value-type="float" office:value="1721.69886" calcext:value-type="float">
            <text:p>1.72E+03</text:p>
          </table:table-cell>
          <table:table-cell table:style-name="ce47" office:value-type="float" office:value="1735.847392" calcext:value-type="float">
            <text:p>1.74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65]+1" office:value-type="float" office:value="60.5" calcext:value-type="float">
            <text:p>60.5</text:p>
          </table:table-cell>
          <table:table-cell table:style-name="ce47" office:value-type="float" office:value="1684.748331" calcext:value-type="float">
            <text:p>1.68E+03</text:p>
          </table:table-cell>
          <table:table-cell table:style-name="ce47" office:value-type="float" office:value="1725.46933" calcext:value-type="float">
            <text:p>1.7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66]+1" office:value-type="float" office:value="61.5" calcext:value-type="float">
            <text:p>61.5</text:p>
          </table:table-cell>
          <table:table-cell table:style-name="ce47" office:value-type="float" office:value="1661.822335" calcext:value-type="float">
            <text:p>1.66E+03</text:p>
          </table:table-cell>
          <table:table-cell table:style-name="ce47" office:value-type="float" office:value="1690.131005" calcext:value-type="float">
            <text:p>1.69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67]+1" office:value-type="float" office:value="62.5" calcext:value-type="float">
            <text:p>62.5</text:p>
          </table:table-cell>
          <table:table-cell table:style-name="ce47" office:value-type="float" office:value="1708.381583" calcext:value-type="float">
            <text:p>1.71E+03</text:p>
          </table:table-cell>
          <table:table-cell table:style-name="ce47" office:value-type="float" office:value="1714.800219" calcext:value-type="float">
            <text:p>1.7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68]+1" office:value-type="float" office:value="63.5" calcext:value-type="float">
            <text:p>63.5</text:p>
          </table:table-cell>
          <table:table-cell table:style-name="ce47" office:value-type="float" office:value="1654.001068" calcext:value-type="float">
            <text:p>1.65E+03</text:p>
          </table:table-cell>
          <table:table-cell table:style-name="ce47" office:value-type="float" office:value="1743.581747" calcext:value-type="float">
            <text:p>1.74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69]+1" office:value-type="float" office:value="64.5" calcext:value-type="float">
            <text:p>64.5</text:p>
          </table:table-cell>
          <table:table-cell table:style-name="ce47" office:value-type="float" office:value="1687.198445" calcext:value-type="float">
            <text:p>1.69E+03</text:p>
          </table:table-cell>
          <table:table-cell table:style-name="ce47" office:value-type="float" office:value="1747.079095" calcext:value-type="float">
            <text:p>1.75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70]+1" office:value-type="float" office:value="65.5" calcext:value-type="float">
            <text:p>65.5</text:p>
          </table:table-cell>
          <table:table-cell table:style-name="ce47" office:value-type="float" office:value="1657.549409" calcext:value-type="float">
            <text:p>1.66E+03</text:p>
          </table:table-cell>
          <table:table-cell table:style-name="ce47" office:value-type="float" office:value="1707.01395" calcext:value-type="float">
            <text:p>1.7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71]+1" office:value-type="float" office:value="66.5" calcext:value-type="float">
            <text:p>66.5</text:p>
          </table:table-cell>
          <table:table-cell table:style-name="ce47" office:value-type="float" office:value="1658.41103" calcext:value-type="float">
            <text:p>1.66E+03</text:p>
          </table:table-cell>
          <table:table-cell table:style-name="ce47" office:value-type="float" office:value="1780.047729" calcext:value-type="float">
            <text:p>1.78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72]+1" office:value-type="float" office:value="67.5" calcext:value-type="float">
            <text:p>67.5</text:p>
          </table:table-cell>
          <table:table-cell table:style-name="ce47" office:value-type="float" office:value="1660.936065" calcext:value-type="float">
            <text:p>1.66E+03</text:p>
          </table:table-cell>
          <table:table-cell table:style-name="ce47" office:value-type="float" office:value="1807.68013" calcext:value-type="float">
            <text:p>1.8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73]+1" office:value-type="float" office:value="68.5" calcext:value-type="float">
            <text:p>68.5</text:p>
          </table:table-cell>
          <table:table-cell table:style-name="ce47" office:value-type="float" office:value="1690.221724" calcext:value-type="float">
            <text:p>1.69E+03</text:p>
          </table:table-cell>
          <table:table-cell table:style-name="ce47" office:value-type="float" office:value="1762.131134" calcext:value-type="float">
            <text:p>1.76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74]+1" office:value-type="float" office:value="69.5" calcext:value-type="float">
            <text:p>69.5</text:p>
          </table:table-cell>
          <table:table-cell table:style-name="ce47" office:value-type="float" office:value="1697.890448" calcext:value-type="float">
            <text:p>1.70E+03</text:p>
          </table:table-cell>
          <table:table-cell table:style-name="ce47" office:value-type="float" office:value="1738.581915" calcext:value-type="float">
            <text:p>1.74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75]+1" office:value-type="float" office:value="70.5" calcext:value-type="float">
            <text:p>70.5</text:p>
          </table:table-cell>
          <table:table-cell table:style-name="ce47" office:value-type="float" office:value="1721.651113" calcext:value-type="float">
            <text:p>1.72E+03</text:p>
          </table:table-cell>
          <table:table-cell table:style-name="ce47" office:value-type="float" office:value="1793.860328" calcext:value-type="float">
            <text:p>1.79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76]+1" office:value-type="float" office:value="71.5" calcext:value-type="float">
            <text:p>71.5</text:p>
          </table:table-cell>
          <table:table-cell table:style-name="ce47" office:value-type="float" office:value="1712.834545" calcext:value-type="float">
            <text:p>1.71E+03</text:p>
          </table:table-cell>
          <table:table-cell table:style-name="ce47" office:value-type="float" office:value="1759.688802" calcext:value-type="float">
            <text:p>1.76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77]+1" office:value-type="float" office:value="72.5" calcext:value-type="float">
            <text:p>72.5</text:p>
          </table:table-cell>
          <table:table-cell table:style-name="ce47" office:value-type="float" office:value="1724.38786" calcext:value-type="float">
            <text:p>1.72E+03</text:p>
          </table:table-cell>
          <table:table-cell table:style-name="ce47" office:value-type="float" office:value="1781.640016" calcext:value-type="float">
            <text:p>1.78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78]+1" office:value-type="float" office:value="73.5" calcext:value-type="float">
            <text:p>73.5</text:p>
          </table:table-cell>
          <table:table-cell table:style-name="ce47" office:value-type="float" office:value="1723.556999" calcext:value-type="float">
            <text:p>1.72E+03</text:p>
          </table:table-cell>
          <table:table-cell table:style-name="ce47" office:value-type="float" office:value="1782.692885" calcext:value-type="float">
            <text:p>1.78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79]+1" office:value-type="float" office:value="74.5" calcext:value-type="float">
            <text:p>74.5</text:p>
          </table:table-cell>
          <table:table-cell table:style-name="ce47" office:value-type="float" office:value="1706.177257" calcext:value-type="float">
            <text:p>1.71E+03</text:p>
          </table:table-cell>
          <table:table-cell table:style-name="ce47" office:value-type="float" office:value="1810.290667" calcext:value-type="float">
            <text:p>1.8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80]+1" office:value-type="float" office:value="75.5" calcext:value-type="float">
            <text:p>75.5</text:p>
          </table:table-cell>
          <table:table-cell table:style-name="ce47" office:value-type="float" office:value="1727.652999" calcext:value-type="float">
            <text:p>1.73E+03</text:p>
          </table:table-cell>
          <table:table-cell table:style-name="ce47" office:value-type="float" office:value="1788.944697" calcext:value-type="float">
            <text:p>1.79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81]+1" office:value-type="float" office:value="76.5" calcext:value-type="float">
            <text:p>76.5</text:p>
          </table:table-cell>
          <table:table-cell table:style-name="ce47" office:value-type="float" office:value="1772.870824" calcext:value-type="float">
            <text:p>1.77E+03</text:p>
          </table:table-cell>
          <table:table-cell table:style-name="ce47" office:value-type="float" office:value="1810.641082" calcext:value-type="float">
            <text:p>1.8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82]+1" office:value-type="float" office:value="77.5" calcext:value-type="float">
            <text:p>77.5</text:p>
          </table:table-cell>
          <table:table-cell table:style-name="ce47" office:value-type="float" office:value="1792.652797" calcext:value-type="float">
            <text:p>1.79E+03</text:p>
          </table:table-cell>
          <table:table-cell table:style-name="ce47" office:value-type="float" office:value="1846.827299" calcext:value-type="float">
            <text:p>1.85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83]+1" office:value-type="float" office:value="78.5" calcext:value-type="float">
            <text:p>78.5</text:p>
          </table:table-cell>
          <table:table-cell table:style-name="ce47" office:value-type="float" office:value="1800.731622" calcext:value-type="float">
            <text:p>1.80E+03</text:p>
          </table:table-cell>
          <table:table-cell table:style-name="ce47" office:value-type="float" office:value="1854.921328" calcext:value-type="float">
            <text:p>1.85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84]+1" office:value-type="float" office:value="79.5" calcext:value-type="float">
            <text:p>79.5</text:p>
          </table:table-cell>
          <table:table-cell table:style-name="ce47" office:value-type="float" office:value="1783.990044" calcext:value-type="float">
            <text:p>1.78E+03</text:p>
          </table:table-cell>
          <table:table-cell table:style-name="ce47" office:value-type="float" office:value="1845.787579" calcext:value-type="float">
            <text:p>1.85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85]+1" office:value-type="float" office:value="80.5" calcext:value-type="float">
            <text:p>80.5</text:p>
          </table:table-cell>
          <table:table-cell table:style-name="ce47" office:value-type="float" office:value="1795.56158" calcext:value-type="float">
            <text:p>1.80E+03</text:p>
          </table:table-cell>
          <table:table-cell table:style-name="ce47" office:value-type="float" office:value="1891.671467" calcext:value-type="float">
            <text:p>1.89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86]+1" office:value-type="float" office:value="81.5" calcext:value-type="float">
            <text:p>81.5</text:p>
          </table:table-cell>
          <table:table-cell table:style-name="ce47" office:value-type="float" office:value="1791.916557" calcext:value-type="float">
            <text:p>1.79E+03</text:p>
          </table:table-cell>
          <table:table-cell table:style-name="ce47" office:value-type="float" office:value="1841.640972" calcext:value-type="float">
            <text:p>1.84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87]+1" office:value-type="float" office:value="82.5" calcext:value-type="float">
            <text:p>82.5</text:p>
          </table:table-cell>
          <table:table-cell table:style-name="ce47" office:value-type="float" office:value="1813.115917" calcext:value-type="float">
            <text:p>1.81E+03</text:p>
          </table:table-cell>
          <table:table-cell table:style-name="ce47" office:value-type="float" office:value="1809.617194" calcext:value-type="float">
            <text:p>1.8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88]+1" office:value-type="float" office:value="83.5" calcext:value-type="float">
            <text:p>83.5</text:p>
          </table:table-cell>
          <table:table-cell table:style-name="ce47" office:value-type="float" office:value="1906.892241" calcext:value-type="float">
            <text:p>1.91E+03</text:p>
          </table:table-cell>
          <table:table-cell table:style-name="ce47" office:value-type="float" office:value="1827.111962" calcext:value-type="float">
            <text:p>1.8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89]+1" office:value-type="float" office:value="84.5" calcext:value-type="float">
            <text:p>84.5</text:p>
          </table:table-cell>
          <table:table-cell table:style-name="ce47" office:value-type="float" office:value="1848.895134" calcext:value-type="float">
            <text:p>1.85E+03</text:p>
          </table:table-cell>
          <table:table-cell table:style-name="ce47" office:value-type="float" office:value="1835.757144" calcext:value-type="float">
            <text:p>1.84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90]+1" office:value-type="float" office:value="85.5" calcext:value-type="float">
            <text:p>85.5</text:p>
          </table:table-cell>
          <table:table-cell table:style-name="ce47" office:value-type="float" office:value="1859.781277" calcext:value-type="float">
            <text:p>1.86E+03</text:p>
          </table:table-cell>
          <table:table-cell table:style-name="ce47" office:value-type="float" office:value="1902.180792" calcext:value-type="float">
            <text:p>1.9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91]+1" office:value-type="float" office:value="86.5" calcext:value-type="float">
            <text:p>86.5</text:p>
          </table:table-cell>
          <table:table-cell table:style-name="ce47" office:value-type="float" office:value="1893.563956" calcext:value-type="float">
            <text:p>1.89E+03</text:p>
          </table:table-cell>
          <table:table-cell table:style-name="ce47" office:value-type="float" office:value="1919.343994" calcext:value-type="float">
            <text:p>1.9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92]+1" office:value-type="float" office:value="87.5" calcext:value-type="float">
            <text:p>87.5</text:p>
          </table:table-cell>
          <table:table-cell table:style-name="ce47" office:value-type="float" office:value="1874.573705" calcext:value-type="float">
            <text:p>1.87E+03</text:p>
          </table:table-cell>
          <table:table-cell table:style-name="ce47" office:value-type="float" office:value="1927.008496" calcext:value-type="float">
            <text:p>1.9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93]+1" office:value-type="float" office:value="88.5" calcext:value-type="float">
            <text:p>88.5</text:p>
          </table:table-cell>
          <table:table-cell table:style-name="ce47" office:value-type="float" office:value="1924.333102" calcext:value-type="float">
            <text:p>1.92E+03</text:p>
          </table:table-cell>
          <table:table-cell table:style-name="ce47" office:value-type="float" office:value="1890.631253" calcext:value-type="float">
            <text:p>1.89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94]+1" office:value-type="float" office:value="89.5" calcext:value-type="float">
            <text:p>89.5</text:p>
          </table:table-cell>
          <table:table-cell table:style-name="ce47" office:value-type="float" office:value="1860.542403" calcext:value-type="float">
            <text:p>1.86E+03</text:p>
          </table:table-cell>
          <table:table-cell table:style-name="ce47" office:value-type="float" office:value="1968.014539" calcext:value-type="float">
            <text:p>1.97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95]+1" office:value-type="float" office:value="90.5" calcext:value-type="float">
            <text:p>90.5</text:p>
          </table:table-cell>
          <table:table-cell table:style-name="ce47" office:value-type="float" office:value="1891.7925" calcext:value-type="float">
            <text:p>1.89E+03</text:p>
          </table:table-cell>
          <table:table-cell table:style-name="ce47" office:value-type="float" office:value="1895.875749" calcext:value-type="float">
            <text:p>1.9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96]+1" office:value-type="float" office:value="91.5" calcext:value-type="float">
            <text:p>91.5</text:p>
          </table:table-cell>
          <table:table-cell table:style-name="ce47" office:value-type="float" office:value="1885.079978" calcext:value-type="float">
            <text:p>1.89E+03</text:p>
          </table:table-cell>
          <table:table-cell table:style-name="ce47" office:value-type="float" office:value="1931.247657" calcext:value-type="float">
            <text:p>1.9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97]+1" office:value-type="float" office:value="92.5" calcext:value-type="float">
            <text:p>92.5</text:p>
          </table:table-cell>
          <table:table-cell table:style-name="ce47" office:value-type="float" office:value="1872.143172" calcext:value-type="float">
            <text:p>1.87E+03</text:p>
          </table:table-cell>
          <table:table-cell table:style-name="ce47" office:value-type="float" office:value="1966.43687" calcext:value-type="float">
            <text:p>1.97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98]+1" office:value-type="float" office:value="93.5" calcext:value-type="float">
            <text:p>93.5</text:p>
          </table:table-cell>
          <table:table-cell table:style-name="ce47" office:value-type="float" office:value="1938.526979" calcext:value-type="float">
            <text:p>1.94E+03</text:p>
          </table:table-cell>
          <table:table-cell table:style-name="ce47" office:value-type="float" office:value="1960.718342" calcext:value-type="float">
            <text:p>1.96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99]+1" office:value-type="float" office:value="94.5" calcext:value-type="float">
            <text:p>94.5</text:p>
          </table:table-cell>
          <table:table-cell table:style-name="ce47" office:value-type="float" office:value="1884.095451" calcext:value-type="float">
            <text:p>1.88E+03</text:p>
          </table:table-cell>
          <table:table-cell table:style-name="ce47" office:value-type="float" office:value="1947.370271" calcext:value-type="float">
            <text:p>1.95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00]+1" office:value-type="float" office:value="95.5" calcext:value-type="float">
            <text:p>95.5</text:p>
          </table:table-cell>
          <table:table-cell table:style-name="ce47" office:value-type="float" office:value="1917.238583" calcext:value-type="float">
            <text:p>1.92E+03</text:p>
          </table:table-cell>
          <table:table-cell table:style-name="ce47" office:value-type="float" office:value="1977.207282" calcext:value-type="float">
            <text:p>1.98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01]+1" office:value-type="float" office:value="96.5" calcext:value-type="float">
            <text:p>96.5</text:p>
          </table:table-cell>
          <table:table-cell table:style-name="ce47" office:value-type="float" office:value="1940.175363" calcext:value-type="float">
            <text:p>1.94E+03</text:p>
          </table:table-cell>
          <table:table-cell table:style-name="ce47" office:value-type="float" office:value="1967.023411" calcext:value-type="float">
            <text:p>1.97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02]+1" office:value-type="float" office:value="97.5" calcext:value-type="float">
            <text:p>97.5</text:p>
          </table:table-cell>
          <table:table-cell table:style-name="ce47" office:value-type="float" office:value="1944.623512" calcext:value-type="float">
            <text:p>1.94E+03</text:p>
          </table:table-cell>
          <table:table-cell table:style-name="ce47" office:value-type="float" office:value="1986.708369" calcext:value-type="float">
            <text:p>1.99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03]+1" office:value-type="float" office:value="98.5" calcext:value-type="float">
            <text:p>98.5</text:p>
          </table:table-cell>
          <table:table-cell table:style-name="ce47" office:value-type="float" office:value="1970.89181" calcext:value-type="float">
            <text:p>1.97E+03</text:p>
          </table:table-cell>
          <table:table-cell table:style-name="ce47" office:value-type="float" office:value="2003.312854" calcext:value-type="float">
            <text:p>2.0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04]+1" office:value-type="float" office:value="99.5" calcext:value-type="float">
            <text:p>99.5</text:p>
          </table:table-cell>
          <table:table-cell table:style-name="ce47" office:value-type="float" office:value="1933.289461" calcext:value-type="float">
            <text:p>1.93E+03</text:p>
          </table:table-cell>
          <table:table-cell table:style-name="ce47" office:value-type="float" office:value="2031.170411" calcext:value-type="float">
            <text:p>2.0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05]+1" office:value-type="float" office:value="100.5" calcext:value-type="float">
            <text:p>100.5</text:p>
          </table:table-cell>
          <table:table-cell table:style-name="ce47" office:value-type="float" office:value="2011.530735" calcext:value-type="float">
            <text:p>2.01E+03</text:p>
          </table:table-cell>
          <table:table-cell table:style-name="ce47" office:value-type="float" office:value="2836.481496" calcext:value-type="float">
            <text:p>2.84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06]+1" office:value-type="float" office:value="101.5" calcext:value-type="float">
            <text:p>101.5</text:p>
          </table:table-cell>
          <table:table-cell table:style-name="ce47" office:value-type="float" office:value="1978.046623" calcext:value-type="float">
            <text:p>1.98E+03</text:p>
          </table:table-cell>
          <table:table-cell table:style-name="ce47" office:value-type="float" office:value="2905.948525" calcext:value-type="float">
            <text:p>2.9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07]+1" office:value-type="float" office:value="102.5" calcext:value-type="float">
            <text:p>102.5</text:p>
          </table:table-cell>
          <table:table-cell table:style-name="ce47" office:value-type="float" office:value="2057.170621" calcext:value-type="float">
            <text:p>2.06E+03</text:p>
          </table:table-cell>
          <table:table-cell table:style-name="ce47" office:value-type="float" office:value="2938.711483" calcext:value-type="float">
            <text:p>2.94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08]+1" office:value-type="float" office:value="103.5" calcext:value-type="float">
            <text:p>103.5</text:p>
          </table:table-cell>
          <table:table-cell table:style-name="ce47" office:value-type="float" office:value="2041.292806" calcext:value-type="float">
            <text:p>2.04E+03</text:p>
          </table:table-cell>
          <table:table-cell table:style-name="ce47" office:value-type="float" office:value="2999.236805" calcext:value-type="float">
            <text:p>3.0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09]+1" office:value-type="float" office:value="104.5" calcext:value-type="float">
            <text:p>104.5</text:p>
          </table:table-cell>
          <table:table-cell table:style-name="ce47" office:value-type="float" office:value="2010.575235" calcext:value-type="float">
            <text:p>2.01E+03</text:p>
          </table:table-cell>
          <table:table-cell table:style-name="ce47" office:value-type="float" office:value="2958.251845" calcext:value-type="float">
            <text:p>2.96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10]+1" office:value-type="float" office:value="105.5" calcext:value-type="float">
            <text:p>105.5</text:p>
          </table:table-cell>
          <table:table-cell table:style-name="ce47" office:value-type="float" office:value="2012.304377" calcext:value-type="float">
            <text:p>2.01E+03</text:p>
          </table:table-cell>
          <table:table-cell table:style-name="ce47" office:value-type="float" office:value="3035.650207" calcext:value-type="float">
            <text:p>3.04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11]+1" office:value-type="float" office:value="106.5" calcext:value-type="float">
            <text:p>106.5</text:p>
          </table:table-cell>
          <table:table-cell table:style-name="ce47" office:value-type="float" office:value="2068.489262" calcext:value-type="float">
            <text:p>2.07E+03</text:p>
          </table:table-cell>
          <table:table-cell table:style-name="ce47" office:value-type="float" office:value="3004.858856" calcext:value-type="float">
            <text:p>3.0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12]+1" office:value-type="float" office:value="107.5" calcext:value-type="float">
            <text:p>107.5</text:p>
          </table:table-cell>
          <table:table-cell table:style-name="ce47" office:value-type="float" office:value="2106.550279" calcext:value-type="float">
            <text:p>2.11E+03</text:p>
          </table:table-cell>
          <table:table-cell table:style-name="ce47" office:value-type="float" office:value="3118.475537" calcext:value-type="float">
            <text:p>3.1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13]+1" office:value-type="float" office:value="108.5" calcext:value-type="float">
            <text:p>108.5</text:p>
          </table:table-cell>
          <table:table-cell table:style-name="ce47" office:value-type="float" office:value="2074.632598" calcext:value-type="float">
            <text:p>2.07E+03</text:p>
          </table:table-cell>
          <table:table-cell table:style-name="ce47" office:value-type="float" office:value="3121.718321" calcext:value-type="float">
            <text:p>3.1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14]+1" office:value-type="float" office:value="109.5" calcext:value-type="float">
            <text:p>109.5</text:p>
          </table:table-cell>
          <table:table-cell table:style-name="ce47" office:value-type="float" office:value="2136.883437" calcext:value-type="float">
            <text:p>2.14E+03</text:p>
          </table:table-cell>
          <table:table-cell table:style-name="ce47" office:value-type="float" office:value="3207.128168" calcext:value-type="float">
            <text:p>3.2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15]+1" office:value-type="float" office:value="110.5" calcext:value-type="float">
            <text:p>110.5</text:p>
          </table:table-cell>
          <table:table-cell table:style-name="ce47" office:value-type="float" office:value="2106.216256" calcext:value-type="float">
            <text:p>2.11E+03</text:p>
          </table:table-cell>
          <table:table-cell table:style-name="ce47" office:value-type="float" office:value="3192.513396" calcext:value-type="float">
            <text:p>3.19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16]+1" office:value-type="float" office:value="111.5" calcext:value-type="float">
            <text:p>111.5</text:p>
          </table:table-cell>
          <table:table-cell table:style-name="ce47" office:value-type="float" office:value="2135.147734" calcext:value-type="float">
            <text:p>2.14E+03</text:p>
          </table:table-cell>
          <table:table-cell table:style-name="ce47" office:value-type="float" office:value="3237.778697" calcext:value-type="float">
            <text:p>3.24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17]+1" office:value-type="float" office:value="112.5" calcext:value-type="float">
            <text:p>112.5</text:p>
          </table:table-cell>
          <table:table-cell table:style-name="ce47" office:value-type="float" office:value="2137.026235" calcext:value-type="float">
            <text:p>2.14E+03</text:p>
          </table:table-cell>
          <table:table-cell table:style-name="ce47" office:value-type="float" office:value="3232.775355" calcext:value-type="float">
            <text:p>3.2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18]+1" office:value-type="float" office:value="113.5" calcext:value-type="float">
            <text:p>113.5</text:p>
          </table:table-cell>
          <table:table-cell table:style-name="ce47" office:value-type="float" office:value="2153.4123" calcext:value-type="float">
            <text:p>2.15E+03</text:p>
          </table:table-cell>
          <table:table-cell table:style-name="ce47" office:value-type="float" office:value="3309.752516" calcext:value-type="float">
            <text:p>3.3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19]+1" office:value-type="float" office:value="114.5" calcext:value-type="float">
            <text:p>114.5</text:p>
          </table:table-cell>
          <table:table-cell table:style-name="ce47" office:value-type="float" office:value="2195.592222" calcext:value-type="float">
            <text:p>2.20E+03</text:p>
          </table:table-cell>
          <table:table-cell table:style-name="ce47" office:value-type="float" office:value="3395.365328" calcext:value-type="float">
            <text:p>3.4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20]+1" office:value-type="float" office:value="115.5" calcext:value-type="float">
            <text:p>115.5</text:p>
          </table:table-cell>
          <table:table-cell table:style-name="ce47" office:value-type="float" office:value="2211.003995" calcext:value-type="float">
            <text:p>2.21E+03</text:p>
          </table:table-cell>
          <table:table-cell table:style-name="ce47" office:value-type="float" office:value="3392.649471" calcext:value-type="float">
            <text:p>3.39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21]+1" office:value-type="float" office:value="116.5" calcext:value-type="float">
            <text:p>116.5</text:p>
          </table:table-cell>
          <table:table-cell table:style-name="ce47" office:value-type="float" office:value="2199.949638" calcext:value-type="float">
            <text:p>2.20E+03</text:p>
          </table:table-cell>
          <table:table-cell table:style-name="ce47" office:value-type="float" office:value="3464.972573" calcext:value-type="float">
            <text:p>3.46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22]+1" office:value-type="float" office:value="117.5" calcext:value-type="float">
            <text:p>117.5</text:p>
          </table:table-cell>
          <table:table-cell table:style-name="ce47" office:value-type="float" office:value="2210.212694" calcext:value-type="float">
            <text:p>2.21E+03</text:p>
          </table:table-cell>
          <table:table-cell table:style-name="ce47" office:value-type="float" office:value="3481.588842" calcext:value-type="float">
            <text:p>3.48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23]+1" office:value-type="float" office:value="118.5" calcext:value-type="float">
            <text:p>118.5</text:p>
          </table:table-cell>
          <table:table-cell table:style-name="ce47" office:value-type="float" office:value="2207.655181" calcext:value-type="float">
            <text:p>2.21E+03</text:p>
          </table:table-cell>
          <table:table-cell table:style-name="ce47" office:value-type="float" office:value="3550.900349" calcext:value-type="float">
            <text:p>3.55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24]+1" office:value-type="float" office:value="119.5" calcext:value-type="float">
            <text:p>119.5</text:p>
          </table:table-cell>
          <table:table-cell table:style-name="ce47" office:value-type="float" office:value="2256.151727" calcext:value-type="float">
            <text:p>2.26E+03</text:p>
          </table:table-cell>
          <table:table-cell table:style-name="ce47" office:value-type="float" office:value="3701.292515" calcext:value-type="float">
            <text:p>3.7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25]+1" office:value-type="float" office:value="120.5" calcext:value-type="float">
            <text:p>120.5</text:p>
          </table:table-cell>
          <table:table-cell table:style-name="ce47" office:value-type="float" office:value="2309.230675" calcext:value-type="float">
            <text:p>2.31E+03</text:p>
          </table:table-cell>
          <table:table-cell table:style-name="ce47" office:value-type="float" office:value="3688.947355" calcext:value-type="float">
            <text:p>3.69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26]+1" office:value-type="float" office:value="121.5" calcext:value-type="float">
            <text:p>121.5</text:p>
          </table:table-cell>
          <table:table-cell table:style-name="ce47" office:value-type="float" office:value="2331.681888" calcext:value-type="float">
            <text:p>2.33E+03</text:p>
          </table:table-cell>
          <table:table-cell table:style-name="ce47" office:value-type="float" office:value="3818.571058" calcext:value-type="float">
            <text:p>3.8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27]+1" office:value-type="float" office:value="122.5" calcext:value-type="float">
            <text:p>122.5</text:p>
          </table:table-cell>
          <table:table-cell table:style-name="ce47" office:value-type="float" office:value="2363.027821" calcext:value-type="float">
            <text:p>2.36E+03</text:p>
          </table:table-cell>
          <table:table-cell table:style-name="ce47" office:value-type="float" office:value="3833.516178" calcext:value-type="float">
            <text:p>3.83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28]+1" office:value-type="float" office:value="123.5" calcext:value-type="float">
            <text:p>123.5</text:p>
          </table:table-cell>
          <table:table-cell table:style-name="ce47" office:value-type="float" office:value="2356.031253" calcext:value-type="float">
            <text:p>2.36E+03</text:p>
          </table:table-cell>
          <table:table-cell table:style-name="ce47" office:value-type="float" office:value="4000.587894" calcext:value-type="float">
            <text:p>4.0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29]+1" office:value-type="float" office:value="124.5" calcext:value-type="float">
            <text:p>124.5</text:p>
          </table:table-cell>
          <table:table-cell table:style-name="ce47" office:value-type="float" office:value="2401.524962" calcext:value-type="float">
            <text:p>2.40E+03</text:p>
          </table:table-cell>
          <table:table-cell table:style-name="ce47" office:value-type="float" office:value="4137.791509" calcext:value-type="float">
            <text:p>4.14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30]+1" office:value-type="float" office:value="125.5" calcext:value-type="float">
            <text:p>125.5</text:p>
          </table:table-cell>
          <table:table-cell table:style-name="ce47" office:value-type="float" office:value="2464.839413" calcext:value-type="float">
            <text:p>2.46E+03</text:p>
          </table:table-cell>
          <table:table-cell table:style-name="ce47" office:value-type="float" office:value="4221.808941" calcext:value-type="float">
            <text:p>4.2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31]+1" office:value-type="float" office:value="126.5" calcext:value-type="float">
            <text:p>126.5</text:p>
          </table:table-cell>
          <table:table-cell table:style-name="ce47" office:value-type="float" office:value="2453.074683" calcext:value-type="float">
            <text:p>2.45E+03</text:p>
          </table:table-cell>
          <table:table-cell table:style-name="ce47" office:value-type="float" office:value="4400.907399" calcext:value-type="float">
            <text:p>4.4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32]+1" office:value-type="float" office:value="127.5" calcext:value-type="float">
            <text:p>127.5</text:p>
          </table:table-cell>
          <table:table-cell table:style-name="ce47" office:value-type="float" office:value="2503.734851" calcext:value-type="float">
            <text:p>2.50E+03</text:p>
          </table:table-cell>
          <table:table-cell table:style-name="ce47" office:value-type="float" office:value="4540.149235" calcext:value-type="float">
            <text:p>4.54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33]+1" office:value-type="float" office:value="128.5" calcext:value-type="float">
            <text:p>128.5</text:p>
          </table:table-cell>
          <table:table-cell table:style-name="ce47" office:value-type="float" office:value="2457.009121" calcext:value-type="float">
            <text:p>2.46E+03</text:p>
          </table:table-cell>
          <table:table-cell table:style-name="ce47" office:value-type="float" office:value="4675.973324" calcext:value-type="float">
            <text:p>4.68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34]+1" office:value-type="float" office:value="129.5" calcext:value-type="float">
            <text:p>129.5</text:p>
          </table:table-cell>
          <table:table-cell table:style-name="ce47" office:value-type="float" office:value="2523.597716" calcext:value-type="float">
            <text:p>2.52E+03</text:p>
          </table:table-cell>
          <table:table-cell table:style-name="ce47" office:value-type="float" office:value="4873.414302" calcext:value-type="float">
            <text:p>4.87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35]+1" office:value-type="float" office:value="130.5" calcext:value-type="float">
            <text:p>130.5</text:p>
          </table:table-cell>
          <table:table-cell table:style-name="ce47" office:value-type="float" office:value="2581.903607" calcext:value-type="float">
            <text:p>2.58E+03</text:p>
          </table:table-cell>
          <table:table-cell table:style-name="ce47" office:value-type="float" office:value="5167.914708" calcext:value-type="float">
            <text:p>5.17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36]+1" office:value-type="float" office:value="131.5" calcext:value-type="float">
            <text:p>131.5</text:p>
          </table:table-cell>
          <table:table-cell table:style-name="ce47" office:value-type="float" office:value="2587.435492" calcext:value-type="float">
            <text:p>2.59E+03</text:p>
          </table:table-cell>
          <table:table-cell table:style-name="ce47" office:value-type="float" office:value="5498.461952" calcext:value-type="float">
            <text:p>5.50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37]+1" office:value-type="float" office:value="132.5" calcext:value-type="float">
            <text:p>132.5</text:p>
          </table:table-cell>
          <table:table-cell table:style-name="ce47" office:value-type="float" office:value="2654.161227" calcext:value-type="float">
            <text:p>2.65E+03</text:p>
          </table:table-cell>
          <table:table-cell table:style-name="ce47" office:value-type="float" office:value="5906.672539" calcext:value-type="float">
            <text:p>5.9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38]+1" office:value-type="float" office:value="133.5" calcext:value-type="float">
            <text:p>133.5</text:p>
          </table:table-cell>
          <table:table-cell table:style-name="ce47" office:value-type="float" office:value="2698.15232" calcext:value-type="float">
            <text:p>2.70E+03</text:p>
          </table:table-cell>
          <table:table-cell table:style-name="ce47" office:value-type="float" office:value="6515.567337" calcext:value-type="float">
            <text:p>6.5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39]+1" office:value-type="float" office:value="134.5" calcext:value-type="float">
            <text:p>134.5</text:p>
          </table:table-cell>
          <table:table-cell table:style-name="ce47" office:value-type="float" office:value="2773.367885" calcext:value-type="float">
            <text:p>2.77E+03</text:p>
          </table:table-cell>
          <table:table-cell table:style-name="ce47" office:value-type="float" office:value="7349.725577" calcext:value-type="float">
            <text:p>7.35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40]+1" office:value-type="float" office:value="135.5" calcext:value-type="float">
            <text:p>135.5</text:p>
          </table:table-cell>
          <table:table-cell table:style-name="ce47" office:value-type="float" office:value="2865.170473" calcext:value-type="float">
            <text:p>2.87E+03</text:p>
          </table:table-cell>
          <table:table-cell table:style-name="ce47" office:value-type="float" office:value="8578.64585" calcext:value-type="float">
            <text:p>8.58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41]+1" office:value-type="float" office:value="136.5" calcext:value-type="float">
            <text:p>136.5</text:p>
          </table:table-cell>
          <table:table-cell table:style-name="ce47" office:value-type="float" office:value="2878.975345" calcext:value-type="float">
            <text:p>2.88E+03</text:p>
          </table:table-cell>
          <table:table-cell table:style-name="ce47" office:value-type="float" office:value="10064.90787" calcext:value-type="float">
            <text:p>1.01E+04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42]+1" office:value-type="float" office:value="137.5" calcext:value-type="float">
            <text:p>137.5</text:p>
          </table:table-cell>
          <table:table-cell table:style-name="ce47" office:value-type="float" office:value="2918.07693" calcext:value-type="float">
            <text:p>2.92E+03</text:p>
          </table:table-cell>
          <table:table-cell table:style-name="ce47" office:value-type="float" office:value="9908.497817" calcext:value-type="float">
            <text:p>9.9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43]+1" office:value-type="float" office:value="138.5" calcext:value-type="float">
            <text:p>138.5</text:p>
          </table:table-cell>
          <table:table-cell table:style-name="ce47" office:value-type="float" office:value="2986.359243" calcext:value-type="float">
            <text:p>2.99E+03</text:p>
          </table:table-cell>
          <table:table-cell table:style-name="ce47" office:value-type="float" office:value="6810.745045" calcext:value-type="float">
            <text:p>6.81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44]+1" office:value-type="float" office:value="139.5" calcext:value-type="float">
            <text:p>139.5</text:p>
          </table:table-cell>
          <table:table-cell table:style-name="ce47" office:value-type="float" office:value="3122.88284" calcext:value-type="float">
            <text:p>3.12E+03</text:p>
          </table:table-cell>
          <table:table-cell table:style-name="ce47" office:value-type="float" office:value="2622.72106" calcext:value-type="float">
            <text:p>2.62E+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45]+1" office:value-type="float" office:value="140.5" calcext:value-type="float">
            <text:p>140.5</text:p>
          </table:table-cell>
          <table:table-cell table:style-name="ce47" office:value-type="float" office:value="3214.680616" calcext:value-type="float">
            <text:p>3.21E+03</text:p>
          </table:table-cell>
          <table:table-cell table:style-name="ce47" office:value-type="float" office:value="478.6058878" calcext:value-type="float">
            <text:p>4.79E+02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46]+1" office:value-type="float" office:value="141.5" calcext:value-type="float">
            <text:p>141.5</text:p>
          </table:table-cell>
          <table:table-cell table:style-name="ce47" office:value-type="float" office:value="3318.28701" calcext:value-type="float">
            <text:p>3.32E+03</text:p>
          </table:table-cell>
          <table:table-cell table:style-name="ce47" office:value-type="float" office:value="60.06457512" calcext:value-type="float">
            <text:p>6.01E+01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47]+1" office:value-type="float" office:value="142.5" calcext:value-type="float">
            <text:p>142.5</text:p>
          </table:table-cell>
          <table:table-cell table:style-name="ce47" office:value-type="float" office:value="3415.738292" calcext:value-type="float">
            <text:p>3.42E+03</text:p>
          </table:table-cell>
          <table:table-cell table:style-name="ce47" office:value-type="float" office:value="10.69770772" calcext:value-type="float">
            <text:p>1.07E+01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48]+1" office:value-type="float" office:value="143.5" calcext:value-type="float">
            <text:p>143.5</text:p>
          </table:table-cell>
          <table:table-cell table:style-name="ce47" office:value-type="float" office:value="3579.568714" calcext:value-type="float">
            <text:p>3.58E+03</text:p>
          </table:table-cell>
          <table:table-cell table:style-name="ce47" office:value-type="float" office:value="5.632026172" calcext:value-type="float">
            <text:p>5.63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49]+1" office:value-type="float" office:value="144.5" calcext:value-type="float">
            <text:p>144.5</text:p>
          </table:table-cell>
          <table:table-cell table:style-name="ce47" office:value-type="float" office:value="3704.628557" calcext:value-type="float">
            <text:p>3.70E+03</text:p>
          </table:table-cell>
          <table:table-cell table:style-name="ce47" office:value-type="float" office:value="10.69978961" calcext:value-type="float">
            <text:p>1.07E+01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50]+1" office:value-type="float" office:value="145.5" calcext:value-type="float">
            <text:p>145.5</text:p>
          </table:table-cell>
          <table:table-cell table:style-name="ce47" office:value-type="float" office:value="3915.794652" calcext:value-type="float">
            <text:p>3.92E+03</text:p>
          </table:table-cell>
          <table:table-cell table:style-name="ce47" office:value-type="float" office:value="1.034414363" calcext:value-type="float">
            <text:p>1.03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51]+1" office:value-type="float" office:value="146.5" calcext:value-type="float">
            <text:p>146.5</text:p>
          </table:table-cell>
          <table:table-cell table:style-name="ce47" office:value-type="float" office:value="4131.190956" calcext:value-type="float">
            <text:p>4.13E+03</text:p>
          </table:table-cell>
          <table:table-cell table:style-name="ce47" office:value-type="float" office:value="2.001675828" calcext:value-type="float">
            <text:p>2.00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52]+1" office:value-type="float" office:value="147.5" calcext:value-type="float">
            <text:p>147.5</text:p>
          </table:table-cell>
          <table:table-cell table:style-name="ce47" office:value-type="float" office:value="4481.238006" calcext:value-type="float">
            <text:p>4.48E+03</text:p>
          </table:table-cell>
          <table:table-cell table:style-name="ce47" office:value-type="float" office:value="0.7760703566" calcext:value-type="float">
            <text:p>7.76E-01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53]+1" office:value-type="float" office:value="148.5" calcext:value-type="float">
            <text:p>148.5</text:p>
          </table:table-cell>
          <table:table-cell table:style-name="ce47" office:value-type="float" office:value="4905.970194" calcext:value-type="float">
            <text:p>4.91E+03</text:p>
          </table:table-cell>
          <table:table-cell table:style-name="ce47" office:value-type="float" office:value="0.7102595555" calcext:value-type="float">
            <text:p>7.10E-01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54]+1" office:value-type="float" office:value="149.5" calcext:value-type="float">
            <text:p>149.5</text:p>
          </table:table-cell>
          <table:table-cell table:style-name="ce47" office:value-type="float" office:value="5394.548986" calcext:value-type="float">
            <text:p>5.39E+03</text:p>
          </table:table-cell>
          <table:table-cell table:style-name="ce47" office:value-type="float" office:value="0.7696337558" calcext:value-type="float">
            <text:p>7.70E-01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55]+1" office:value-type="float" office:value="150.5" calcext:value-type="float">
            <text:p>150.5</text:p>
          </table:table-cell>
          <table:table-cell table:style-name="ce47" office:value-type="float" office:value="6117.320257" calcext:value-type="float">
            <text:p>6.12E+03</text:p>
          </table:table-cell>
          <table:table-cell table:style-name="ce47" office:value-type="float" office:value="2.44492736" calcext:value-type="float">
            <text:p>2.44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56]+1" office:value-type="float" office:value="151.5" calcext:value-type="float">
            <text:p>151.5</text:p>
          </table:table-cell>
          <table:table-cell table:style-name="ce47" office:value-type="float" office:value="6816.759579" calcext:value-type="float">
            <text:p>6.82E+03</text:p>
          </table:table-cell>
          <table:table-cell table:style-name="ce47" office:value-type="float" office:value="1.209873038" calcext:value-type="float">
            <text:p>1.21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57]+1" office:value-type="float" office:value="152.5" calcext:value-type="float">
            <text:p>152.5</text:p>
          </table:table-cell>
          <table:table-cell table:style-name="ce47" office:value-type="float" office:value="6915.139445" calcext:value-type="float">
            <text:p>6.92E+03</text:p>
          </table:table-cell>
          <table:table-cell table:style-name="ce47" office:value-type="float" office:value="1.748920056" calcext:value-type="float">
            <text:p>1.75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58]+1" office:value-type="float" office:value="153.5" calcext:value-type="float">
            <text:p>153.5</text:p>
          </table:table-cell>
          <table:table-cell table:style-name="ce47" office:value-type="float" office:value="5826.529763" calcext:value-type="float">
            <text:p>5.83E+03</text:p>
          </table:table-cell>
          <table:table-cell table:style-name="ce47" office:value-type="float" office:value="1.235145637" calcext:value-type="float">
            <text:p>1.24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59]+1" office:value-type="float" office:value="154.5" calcext:value-type="float">
            <text:p>154.5</text:p>
          </table:table-cell>
          <table:table-cell table:style-name="ce47" office:value-type="float" office:value="3982.870991" calcext:value-type="float">
            <text:p>3.98E+03</text:p>
          </table:table-cell>
          <table:table-cell table:style-name="ce47" office:value-type="float" office:value="0.9215444701" calcext:value-type="float">
            <text:p>9.22E-01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60]+1" office:value-type="float" office:value="155.5" calcext:value-type="float">
            <text:p>155.5</text:p>
          </table:table-cell>
          <table:table-cell table:style-name="ce47" office:value-type="float" office:value="1802.426057" calcext:value-type="float">
            <text:p>1.80E+03</text:p>
          </table:table-cell>
          <table:table-cell table:style-name="ce47" office:value-type="float" office:value="0.5763775804" calcext:value-type="float">
            <text:p>5.76E-01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61]+1" office:value-type="float" office:value="156.5" calcext:value-type="float">
            <text:p>156.5</text:p>
          </table:table-cell>
          <table:table-cell table:style-name="ce47" office:value-type="float" office:value="678.9022446" calcext:value-type="float">
            <text:p>6.79E+02</text:p>
          </table:table-cell>
          <table:table-cell table:style-name="ce47" office:value-type="float" office:value="0.4173454747" calcext:value-type="float">
            <text:p>4.17E-01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62]+1" office:value-type="float" office:value="157.5" calcext:value-type="float">
            <text:p>157.5</text:p>
          </table:table-cell>
          <table:table-cell table:style-name="ce47" office:value-type="float" office:value="161.863795" calcext:value-type="float">
            <text:p>1.62E+02</text:p>
          </table:table-cell>
          <table:table-cell table:style-name="ce47" office:value-type="float" office:value="0.6833365225" calcext:value-type="float">
            <text:p>6.83E-01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63]+1" office:value-type="float" office:value="158.5" calcext:value-type="float">
            <text:p>158.5</text:p>
          </table:table-cell>
          <table:table-cell table:style-name="ce47" office:value-type="float" office:value="26.08402232" calcext:value-type="float">
            <text:p>2.61E+01</text:p>
          </table:table-cell>
          <table:table-cell table:style-name="ce47" office:value-type="float" office:value="0.8042054797" calcext:value-type="float">
            <text:p>8.04E-01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64]+1" office:value-type="float" office:value="159.5" calcext:value-type="float">
            <text:p>159.5</text:p>
          </table:table-cell>
          <table:table-cell office:value-type="float" office:value="0" calcext:value-type="float">
            <text:p>0</text:p>
          </table:table-cell>
          <table:table-cell office:value-type="float" office:value="0.1676210813" calcext:value-type="float">
            <text:p>0.167621081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65]+1" office:value-type="float" office:value="160.5" calcext:value-type="float">
            <text:p>160.5</text:p>
          </table:table-cell>
          <table:table-cell table:style-name="ce47" office:value-type="float" office:value="0.03183810911" calcext:value-type="float">
            <text:p>3.18E-02</text:p>
          </table:table-cell>
          <table:table-cell table:style-name="ce47" office:value-type="float" office:value="0.1539859212" calcext:value-type="float">
            <text:p>1.54E-01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66]+1" office:value-type="float" office:value="161.5" calcext:value-type="float">
            <text:p>161.5</text:p>
          </table:table-cell>
          <table:table-cell table:style-name="ce47" office:value-type="float" office:value="0.6717709359" calcext:value-type="float">
            <text:p>6.72E-01</text:p>
          </table:table-cell>
          <table:table-cell table:style-name="ce47" office:value-type="float" office:value="0.004460889167" calcext:value-type="float">
            <text:p>4.46E-03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67]+1" office:value-type="float" office:value="162.5" calcext:value-type="float">
            <text:p>162.5</text:p>
          </table:table-cell>
          <table:table-cell table:style-name="ce47" office:value-type="float" office:value="0.5794717223" calcext:value-type="float">
            <text:p>5.79E-01</text:p>
          </table:table-cell>
          <table:table-cell table:style-name="ce47" office:value-type="float" office:value="0" calcext:value-type="float">
            <text:p>0.00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68]+1" office:value-type="float" office:value="163.5" calcext:value-type="float">
            <text:p>163.5</text:p>
          </table:table-cell>
          <table:table-cell table:style-name="ce47" office:value-type="float" office:value="1.080470302" calcext:value-type="float">
            <text:p>1.08E+00</text:p>
          </table:table-cell>
          <table:table-cell table:style-name="ce47" office:value-type="float" office:value="0.006033219338" calcext:value-type="float">
            <text:p>6.03E-03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69]+1" office:value-type="float" office:value="164.5" calcext:value-type="float">
            <text:p>164.5</text:p>
          </table:table-cell>
          <table:table-cell table:style-name="ce47" office:value-type="float" office:value="0.4305075902" calcext:value-type="float">
            <text:p>4.31E-01</text:p>
          </table:table-cell>
          <table:table-cell table:style-name="ce47" office:value-type="float" office:value="0" calcext:value-type="float">
            <text:p>0.00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70]+1" office:value-type="float" office:value="165.5" calcext:value-type="float">
            <text:p>165.5</text:p>
          </table:table-cell>
          <table:table-cell table:style-name="ce47" office:value-type="float" office:value="0.2123826748" calcext:value-type="float">
            <text:p>2.12E-01</text:p>
          </table:table-cell>
          <table:table-cell table:style-name="ce47" office:value-type="float" office:value="0" calcext:value-type="float">
            <text:p>0.00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71]+1" office:value-type="float" office:value="166.5" calcext:value-type="float">
            <text:p>166.5</text:p>
          </table:table-cell>
          <table:table-cell table:style-name="ce47" office:value-type="float" office:value="0.0004939282691" calcext:value-type="float">
            <text:p>4.94E-04</text:p>
          </table:table-cell>
          <table:table-cell table:style-name="ce47" office:value-type="float" office:value="0" calcext:value-type="float">
            <text:p>0.00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72]+1" office:value-type="float" office:value="167.5" calcext:value-type="float">
            <text:p>167.5</text:p>
          </table:table-cell>
          <table:table-cell table:style-name="ce47" office:value-type="float" office:value="3.93561947" calcext:value-type="float">
            <text:p>3.94E+00</text:p>
          </table:table-cell>
          <table:table-cell table:style-name="ce47" office:value-type="float" office:value="0" calcext:value-type="float">
            <text:p>0.00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73]+1" office:value-type="float" office:value="168.5" calcext:value-type="float">
            <text:p>168.5</text:p>
          </table:table-cell>
          <table:table-cell table:style-name="ce47" office:value-type="float" office:value="0.00000004854928193" calcext:value-type="float">
            <text:p>4.85E-08</text:p>
          </table:table-cell>
          <table:table-cell table:style-name="ce47" office:value-type="float" office:value="0" calcext:value-type="float">
            <text:p>0.00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74]+1" office:value-type="float" office:value="169.5" calcext:value-type="float">
            <text:p>169.5</text:p>
          </table:table-cell>
          <table:table-cell table:style-name="ce47" office:value-type="float" office:value="0.000003170188961" calcext:value-type="float">
            <text:p>3.17E-06</text:p>
          </table:table-cell>
          <table:table-cell table:style-name="ce47" office:value-type="float" office:value="0" calcext:value-type="float">
            <text:p>0.00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75]+1" office:value-type="float" office:value="170.5" calcext:value-type="float">
            <text:p>17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76]+1" office:value-type="float" office:value="171.5" calcext:value-type="float">
            <text:p>171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77]+1" office:value-type="float" office:value="172.5" calcext:value-type="float">
            <text:p>172.5</text:p>
          </table:table-cell>
          <table:table-cell table:style-name="ce47" office:value-type="float" office:value="0.01151435095" calcext:value-type="float">
            <text:p>1.15E-02</text:p>
          </table:table-cell>
          <table:table-cell table:style-name="ce47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78]+1" office:value-type="float" office:value="173.5" calcext:value-type="float">
            <text:p>17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79]+1" office:value-type="float" office:value="174.5" calcext:value-type="float">
            <text:p>174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80]+1" office:value-type="float" office:value="175.5" calcext:value-type="float">
            <text:p>175.5</text:p>
          </table:table-cell>
          <table:table-cell office:value-type="float" office:value="0" calcext:value-type="float">
            <text:p>0</text:p>
          </table:table-cell>
          <table:table-cell office:value-type="float" office:value="0.7562398939" calcext:value-type="float">
            <text:p>0.7562398939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81]+1" office:value-type="float" office:value="176.5" calcext:value-type="float">
            <text:p>17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82]+1" office:value-type="float" office:value="177.5" calcext:value-type="float">
            <text:p>17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83]+1" office:value-type="float" office:value="178.5" calcext:value-type="float">
            <text:p>17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84]+1" office:value-type="float" office:value="179.5" calcext:value-type="float">
            <text:p>17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85]+1" office:value-type="float" office:value="180.5" calcext:value-type="float">
            <text:p>18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86]+1" office:value-type="float" office:value="181.5" calcext:value-type="float">
            <text:p>18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87]+1" office:value-type="float" office:value="182.5" calcext:value-type="float">
            <text:p>18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88]+1" office:value-type="float" office:value="183.5" calcext:value-type="float">
            <text:p>18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89]+1" office:value-type="float" office:value="184.5" calcext:value-type="float">
            <text:p>18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90]+1" office:value-type="float" office:value="185.5" calcext:value-type="float">
            <text:p>18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91]+1" office:value-type="float" office:value="186.5" calcext:value-type="float">
            <text:p>18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92]+1" office:value-type="float" office:value="187.5" calcext:value-type="float">
            <text:p>18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93]+1" office:value-type="float" office:value="188.5" calcext:value-type="float">
            <text:p>188.5</text:p>
          </table:table-cell>
          <table:table-cell table:style-name="ce47" office:value-type="float" office:value="0.001318517362" calcext:value-type="float">
            <text:p>1.32E-03</text:p>
          </table:table-cell>
          <table:table-cell table:style-name="ce47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94]+1" office:value-type="float" office:value="189.5" calcext:value-type="float">
            <text:p>18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95]+1" office:value-type="float" office:value="190.5" calcext:value-type="float">
            <text:p>190.5</text:p>
          </table:table-cell>
          <table:table-cell table:style-name="ce47" office:value-type="float" office:value="0.0000004412098633" calcext:value-type="float">
            <text:p>4.41E-07</text:p>
          </table:table-cell>
          <table:table-cell table:style-name="ce47" office:value-type="float" office:value="0" calcext:value-type="float">
            <text:p>0.00E+0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96]+1" office:value-type="float" office:value="191.5" calcext:value-type="float">
            <text:p>19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97]+1" office:value-type="float" office:value="192.5" calcext:value-type="float">
            <text:p>192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/>
          <table:table-cell table:number-columns-repeated="1019"/>
        </table:table-row>
        <table:table-row table:style-name="ro1">
          <table:table-cell/>
          <table:table-cell table:style-name="ce14" table:formula="of:=[.B198]+1" office:value-type="float" office:value="193.5" calcext:value-type="float">
            <text:p>19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199]+1" office:value-type="float" office:value="194.5" calcext:value-type="float">
            <text:p>19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200]+1" office:value-type="float" office:value="195.5" calcext:value-type="float">
            <text:p>195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201]+1" office:value-type="float" office:value="196.5" calcext:value-type="float">
            <text:p>19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202]+1" office:value-type="float" office:value="197.5" calcext:value-type="float">
            <text:p>19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203]+1" office:value-type="float" office:value="198.5" calcext:value-type="float">
            <text:p>198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4" table:formula="of:=[.B204]+1" office:value-type="float" office:value="199.5" calcext:value-type="float">
            <text:p>19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2" table:default-cell-style-name="ce1"/>
        <table:table-column table:style-name="co14" table:number-columns-repeated="1022" table:default-cell-style-name="ce1"/>
        <table:table-row table:style-name="ro1">
          <table:table-cell table:style-name="ce19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160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0" table:number-columns-repeated="2"/>
          <table:table-cell/>
          <table:table-cell table:style-name="ce20"/>
          <table:table-cell table:number-columns-repeated="1020"/>
        </table:table-row>
        <table:table-row table:style-name="ro1" table:number-rows-repeated="2">
          <table:table-cell table:style-name="ce20"/>
          <table:table-cell table:number-columns-repeated="2"/>
          <table:table-cell table:style-name="ce20"/>
          <table:table-cell table:number-columns-repeated="1020"/>
        </table:table-row>
        <table:table-row table:style-name="ro1">
          <table:table-cell table:style-name="ce20"/>
          <table:table-cell table:number-columns-repeated="1023"/>
        </table:table-row>
        <table:table-row table:style-name="ro1" table:number-rows-repeated="2">
          <table:table-cell table:style-name="ce20" table:number-columns-repeated="2"/>
          <table:table-cell table:number-columns-repeated="1022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 table:number-rows-repeated="2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20"/>
          <table:table-cell table:number-columns-repeated="1023"/>
        </table:table-row>
        <table:table-row table:style-name="ro1" table:number-rows-repeated="2">
          <table:table-cell table:style-name="ce20" table:number-columns-repeated="2"/>
          <table:table-cell table:number-columns-repeated="1022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/>
          <table:table-cell table:style-name="ce20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0" table:number-columns-repeated="3"/>
          <table:table-cell table:number-columns-repeated="1021"/>
        </table:table-row>
        <table:table-row table:style-name="ro1">
          <table:table-cell table:style-name="ce20"/>
          <table:table-cell/>
          <table:table-cell table:style-name="ce20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number-columns-repeated="1023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number:percentage-style style:name="N122">
      <number:number number:decimal-places="4" loext:min-decimal-places="4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f1" style:family="table-cell" style:parent-style-name="Default" style:data-style-name="N0">
      <style:table-cell-properties fo:background-color="#ffcccc"/>
      <style:text-properties fo:color="#cc0000"/>
    </style:style>
    <style:style style:name="cf2" style:family="table-cell" style:parent-style-name="Default" style:data-style-name="N0">
      <style:table-cell-properties fo:background-color="#ccffcc"/>
      <style:text-properties fo:color="#0066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Bolsa-Ferruz Marta</meta:initial-creator>
    <meta:creation-date>2019-07-25T16:59:11Z</meta:creation-date>
    <dc:date>2019-08-21T15:13:10.379836959</dc:date>
    <meta:editing-cycles>23</meta:editing-cycles>
    <meta:editing-duration>PT25M3S</meta:editing-duration>
    <meta:document-statistic meta:table-count="3" meta:cell-count="7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aximum="200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6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807cm" svg:height="14.516cm" xlink:href=".." xlink:type="simple" chart:class="chart:scatter" chart:style-name="ch1">
        <chart:legend svg:x="2.648cm" svg:y="0.848cm" style:legend-expansion="custom" chartooo:width="3.338cm" chartooo:height="1.096cm" style:legend-expansion-aspect-ratio="3.0456204379562" chart:style-name="ch2"/>
        <chart:plot-area chart:style-name="ch3" table:cell-range-address="Sheet2.B6:Sheet2.D205 Sheet2.C4:Sheet2.D4" chart:data-source-has-labels="row" svg:x="0.516cm" svg:y="0.29cm" svg:width="24.775cm" svg:height="13.936cm">
          <chartooo:coordinate-region svg:x="2.09cm" svg:y="0.463cm" svg:width="22.921cm" svg:height="13.1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6:Sheet2.C205" chart:label-cell-address="Sheet2.C4:Sheet2.C4" chart:class="chart:scatter">
            <chart:domain table:cell-range-address="Sheet2.B6:Sheet2.B205"/>
            <chart:data-point chart:repeated="200"/>
          </chart:series>
          <chart:series chart:style-name="ch8" chart:values-cell-range-address="Sheet2.D6:Sheet2.D205" chart:label-cell-address="Sheet2.D4:Sheet2.D4" chart:class="chart:scatter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ngle=0deg</text:p>
                <draw:g>
                  <svg:desc>Sheet2.C4:Sheet2.C4</svg:desc>
                </draw:g>
              </table:table-cell>
              <table:table-cell office:value-type="string">
                <text:p>angle=-90deg</text:p>
                <draw:g>
                  <svg:desc>Sheet2.D4:Sheet2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B6:Sheet2.B205</svg:desc>
                </draw:g>
              </table:table-cell>
              <table:table-cell office:value-type="float" office:value="1379.810319">
                <text:p>1379.810319</text:p>
                <draw:g>
                  <svg:desc>Sheet2.C6:Sheet2.C205</svg:desc>
                </draw:g>
              </table:table-cell>
              <table:table-cell office:value-type="float" office:value="1461.189438">
                <text:p>1461.189438</text:p>
                <draw:g>
                  <svg:desc>Sheet2.D6:Sheet2.D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402.595041">
                <text:p>1402.595041</text:p>
              </table:table-cell>
              <table:table-cell office:value-type="float" office:value="1465.461194">
                <text:p>1465.461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388.200899">
                <text:p>1388.200899</text:p>
              </table:table-cell>
              <table:table-cell office:value-type="float" office:value="1457.318237">
                <text:p>1457.318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1413.511223">
                <text:p>1413.511223</text:p>
              </table:table-cell>
              <table:table-cell office:value-type="float" office:value="1509.142179">
                <text:p>1509.142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1587.299407">
                <text:p>1587.299407</text:p>
              </table:table-cell>
              <table:table-cell office:value-type="float" office:value="1500.420909">
                <text:p>1500.420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1431.031983">
                <text:p>1431.031983</text:p>
              </table:table-cell>
              <table:table-cell office:value-type="float" office:value="1508.48373">
                <text:p>1508.48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1435.93791">
                <text:p>1435.93791</text:p>
              </table:table-cell>
              <table:table-cell office:value-type="float" office:value="1529.26275">
                <text:p>1529.26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456.368351">
                <text:p>1456.368351</text:p>
              </table:table-cell>
              <table:table-cell office:value-type="float" office:value="1549.089793">
                <text:p>1549.089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471.364177">
                <text:p>1471.364177</text:p>
              </table:table-cell>
              <table:table-cell office:value-type="float" office:value="1545.647607">
                <text:p>1545.647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1429.71806">
                <text:p>1429.71806</text:p>
              </table:table-cell>
              <table:table-cell office:value-type="float" office:value="1517.047679">
                <text:p>1517.047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465.651239">
                <text:p>1465.651239</text:p>
              </table:table-cell>
              <table:table-cell office:value-type="float" office:value="1502.28863">
                <text:p>1502.28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">
                <text:p>11.5</text:p>
              </table:table-cell>
              <table:table-cell office:value-type="float" office:value="1468.431551">
                <text:p>1468.431551</text:p>
              </table:table-cell>
              <table:table-cell office:value-type="float" office:value="1519.81561">
                <text:p>1519.81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5">
                <text:p>12.5</text:p>
              </table:table-cell>
              <table:table-cell office:value-type="float" office:value="1450.896152">
                <text:p>1450.896152</text:p>
              </table:table-cell>
              <table:table-cell office:value-type="float" office:value="1525.733794">
                <text:p>1525.733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">
                <text:p>13.5</text:p>
              </table:table-cell>
              <table:table-cell office:value-type="float" office:value="1456.705711">
                <text:p>1456.705711</text:p>
              </table:table-cell>
              <table:table-cell office:value-type="float" office:value="1531.617126">
                <text:p>1531.617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5">
                <text:p>14.5</text:p>
              </table:table-cell>
              <table:table-cell office:value-type="float" office:value="1489.182365">
                <text:p>1489.182365</text:p>
              </table:table-cell>
              <table:table-cell office:value-type="float" office:value="1568.719671">
                <text:p>1568.7196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5">
                <text:p>15.5</text:p>
              </table:table-cell>
              <table:table-cell office:value-type="float" office:value="1464.864756">
                <text:p>1464.864756</text:p>
              </table:table-cell>
              <table:table-cell office:value-type="float" office:value="1548.851571">
                <text:p>1548.851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5">
                <text:p>16.5</text:p>
              </table:table-cell>
              <table:table-cell office:value-type="float" office:value="1540.544808">
                <text:p>1540.544808</text:p>
              </table:table-cell>
              <table:table-cell office:value-type="float" office:value="1539.883788">
                <text:p>1539.883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5">
                <text:p>17.5</text:p>
              </table:table-cell>
              <table:table-cell office:value-type="float" office:value="1480.482344">
                <text:p>1480.482344</text:p>
              </table:table-cell>
              <table:table-cell office:value-type="float" office:value="1553.328916">
                <text:p>1553.3289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5">
                <text:p>18.5</text:p>
              </table:table-cell>
              <table:table-cell office:value-type="float" office:value="1552.947738">
                <text:p>1552.947738</text:p>
              </table:table-cell>
              <table:table-cell office:value-type="float" office:value="1600.569935">
                <text:p>1600.5699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5">
                <text:p>19.5</text:p>
              </table:table-cell>
              <table:table-cell office:value-type="float" office:value="1569.044936">
                <text:p>1569.044936</text:p>
              </table:table-cell>
              <table:table-cell office:value-type="float" office:value="1557.123115">
                <text:p>1557.123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5">
                <text:p>20.5</text:p>
              </table:table-cell>
              <table:table-cell office:value-type="float" office:value="1531.734779">
                <text:p>1531.734779</text:p>
              </table:table-cell>
              <table:table-cell office:value-type="float" office:value="1577.437865">
                <text:p>1577.437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1591.513329">
                <text:p>1591.513329</text:p>
              </table:table-cell>
              <table:table-cell office:value-type="float" office:value="1581.929225">
                <text:p>1581.929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5">
                <text:p>22.5</text:p>
              </table:table-cell>
              <table:table-cell office:value-type="float" office:value="1510.276284">
                <text:p>1510.276284</text:p>
              </table:table-cell>
              <table:table-cell office:value-type="float" office:value="1608.540447">
                <text:p>1608.5404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1530.683452">
                <text:p>1530.683452</text:p>
              </table:table-cell>
              <table:table-cell office:value-type="float" office:value="1588.021759">
                <text:p>1588.021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5">
                <text:p>24.5</text:p>
              </table:table-cell>
              <table:table-cell office:value-type="float" office:value="1513.228744">
                <text:p>1513.228744</text:p>
              </table:table-cell>
              <table:table-cell office:value-type="float" office:value="1638.788289">
                <text:p>1638.7882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1551.086411">
                <text:p>1551.086411</text:p>
              </table:table-cell>
              <table:table-cell office:value-type="float" office:value="1631.774742">
                <text:p>1631.774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">
                <text:p>26.5</text:p>
              </table:table-cell>
              <table:table-cell office:value-type="float" office:value="1532.122528">
                <text:p>1532.122528</text:p>
              </table:table-cell>
              <table:table-cell office:value-type="float" office:value="1632.097088">
                <text:p>1632.097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">
                <text:p>27.5</text:p>
              </table:table-cell>
              <table:table-cell office:value-type="float" office:value="1516.224757">
                <text:p>1516.224757</text:p>
              </table:table-cell>
              <table:table-cell office:value-type="float" office:value="1617.141577">
                <text:p>1617.141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">
                <text:p>28.5</text:p>
              </table:table-cell>
              <table:table-cell office:value-type="float" office:value="1519.501858">
                <text:p>1519.501858</text:p>
              </table:table-cell>
              <table:table-cell office:value-type="float" office:value="1590.795919">
                <text:p>1590.795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">
                <text:p>29.5</text:p>
              </table:table-cell>
              <table:table-cell office:value-type="float" office:value="1517.126881">
                <text:p>1517.126881</text:p>
              </table:table-cell>
              <table:table-cell office:value-type="float" office:value="1698.631522">
                <text:p>1698.6315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5">
                <text:p>30.5</text:p>
              </table:table-cell>
              <table:table-cell office:value-type="float" office:value="1516.159953">
                <text:p>1516.159953</text:p>
              </table:table-cell>
              <table:table-cell office:value-type="float" office:value="1690.135911">
                <text:p>1690.135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5">
                <text:p>31.5</text:p>
              </table:table-cell>
              <table:table-cell office:value-type="float" office:value="1538.460248">
                <text:p>1538.460248</text:p>
              </table:table-cell>
              <table:table-cell office:value-type="float" office:value="1629.394601">
                <text:p>1629.394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5">
                <text:p>32.5</text:p>
              </table:table-cell>
              <table:table-cell office:value-type="float" office:value="1583.639565">
                <text:p>1583.639565</text:p>
              </table:table-cell>
              <table:table-cell office:value-type="float" office:value="1597.844048">
                <text:p>1597.844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5">
                <text:p>33.5</text:p>
              </table:table-cell>
              <table:table-cell office:value-type="float" office:value="1597.317155">
                <text:p>1597.317155</text:p>
              </table:table-cell>
              <table:table-cell office:value-type="float" office:value="1611.842376">
                <text:p>1611.842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5">
                <text:p>34.5</text:p>
              </table:table-cell>
              <table:table-cell office:value-type="float" office:value="1557.62589">
                <text:p>1557.62589</text:p>
              </table:table-cell>
              <table:table-cell office:value-type="float" office:value="1607.391735">
                <text:p>1607.3917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5">
                <text:p>35.5</text:p>
              </table:table-cell>
              <table:table-cell office:value-type="float" office:value="1556.491835">
                <text:p>1556.491835</text:p>
              </table:table-cell>
              <table:table-cell office:value-type="float" office:value="1630.127004">
                <text:p>1630.127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5">
                <text:p>36.5</text:p>
              </table:table-cell>
              <table:table-cell office:value-type="float" office:value="1576.189584">
                <text:p>1576.189584</text:p>
              </table:table-cell>
              <table:table-cell office:value-type="float" office:value="1628.109486">
                <text:p>1628.109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5">
                <text:p>37.5</text:p>
              </table:table-cell>
              <table:table-cell office:value-type="float" office:value="1586.228754">
                <text:p>1586.228754</text:p>
              </table:table-cell>
              <table:table-cell office:value-type="float" office:value="1637.924943">
                <text:p>1637.924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5">
                <text:p>38.5</text:p>
              </table:table-cell>
              <table:table-cell office:value-type="float" office:value="1588.463914">
                <text:p>1588.463914</text:p>
              </table:table-cell>
              <table:table-cell office:value-type="float" office:value="1676.893246">
                <text:p>1676.8932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5">
                <text:p>39.5</text:p>
              </table:table-cell>
              <table:table-cell office:value-type="float" office:value="1564.197462">
                <text:p>1564.197462</text:p>
              </table:table-cell>
              <table:table-cell office:value-type="float" office:value="1634.811495">
                <text:p>1634.8114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5">
                <text:p>40.5</text:p>
              </table:table-cell>
              <table:table-cell office:value-type="float" office:value="1580.448657">
                <text:p>1580.448657</text:p>
              </table:table-cell>
              <table:table-cell office:value-type="float" office:value="1676.041868">
                <text:p>1676.041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5">
                <text:p>41.5</text:p>
              </table:table-cell>
              <table:table-cell office:value-type="float" office:value="1667.924955">
                <text:p>1667.924955</text:p>
              </table:table-cell>
              <table:table-cell office:value-type="float" office:value="1801.453659">
                <text:p>1801.4536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5">
                <text:p>42.5</text:p>
              </table:table-cell>
              <table:table-cell office:value-type="float" office:value="1577.573379">
                <text:p>1577.573379</text:p>
              </table:table-cell>
              <table:table-cell office:value-type="float" office:value="1718.291977">
                <text:p>1718.2919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5">
                <text:p>43.5</text:p>
              </table:table-cell>
              <table:table-cell office:value-type="float" office:value="1574.142654">
                <text:p>1574.142654</text:p>
              </table:table-cell>
              <table:table-cell office:value-type="float" office:value="1718.717086">
                <text:p>1718.7170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5">
                <text:p>44.5</text:p>
              </table:table-cell>
              <table:table-cell office:value-type="float" office:value="1602.913699">
                <text:p>1602.913699</text:p>
              </table:table-cell>
              <table:table-cell office:value-type="float" office:value="1668.726913">
                <text:p>1668.726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5">
                <text:p>45.5</text:p>
              </table:table-cell>
              <table:table-cell office:value-type="float" office:value="1646.006154">
                <text:p>1646.006154</text:p>
              </table:table-cell>
              <table:table-cell office:value-type="float" office:value="1631.447194">
                <text:p>1631.4471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5">
                <text:p>46.5</text:p>
              </table:table-cell>
              <table:table-cell office:value-type="float" office:value="1604.50328">
                <text:p>1604.50328</text:p>
              </table:table-cell>
              <table:table-cell office:value-type="float" office:value="1660.199995">
                <text:p>1660.199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5">
                <text:p>47.5</text:p>
              </table:table-cell>
              <table:table-cell office:value-type="float" office:value="1606.475215">
                <text:p>1606.475215</text:p>
              </table:table-cell>
              <table:table-cell office:value-type="float" office:value="1660.426173">
                <text:p>1660.4261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5">
                <text:p>48.5</text:p>
              </table:table-cell>
              <table:table-cell office:value-type="float" office:value="1610.364784">
                <text:p>1610.364784</text:p>
              </table:table-cell>
              <table:table-cell office:value-type="float" office:value="1716.971346">
                <text:p>1716.971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1620.917452">
                <text:p>1620.917452</text:p>
              </table:table-cell>
              <table:table-cell office:value-type="float" office:value="1683.779825">
                <text:p>1683.7798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5">
                <text:p>50.5</text:p>
              </table:table-cell>
              <table:table-cell office:value-type="float" office:value="1659.791431">
                <text:p>1659.791431</text:p>
              </table:table-cell>
              <table:table-cell office:value-type="float" office:value="1658.556278">
                <text:p>1658.556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5">
                <text:p>51.5</text:p>
              </table:table-cell>
              <table:table-cell office:value-type="float" office:value="1654.534394">
                <text:p>1654.534394</text:p>
              </table:table-cell>
              <table:table-cell office:value-type="float" office:value="1658.439948">
                <text:p>1658.4399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5">
                <text:p>52.5</text:p>
              </table:table-cell>
              <table:table-cell office:value-type="float" office:value="1672.516349">
                <text:p>1672.516349</text:p>
              </table:table-cell>
              <table:table-cell office:value-type="float" office:value="1681.645286">
                <text:p>1681.645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5">
                <text:p>53.5</text:p>
              </table:table-cell>
              <table:table-cell office:value-type="float" office:value="1685.436476">
                <text:p>1685.436476</text:p>
              </table:table-cell>
              <table:table-cell office:value-type="float" office:value="1715.957424">
                <text:p>1715.957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5">
                <text:p>54.5</text:p>
              </table:table-cell>
              <table:table-cell office:value-type="float" office:value="1683.620262">
                <text:p>1683.620262</text:p>
              </table:table-cell>
              <table:table-cell office:value-type="float" office:value="1721.911144">
                <text:p>1721.9111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5">
                <text:p>55.5</text:p>
              </table:table-cell>
              <table:table-cell office:value-type="float" office:value="1663.217693">
                <text:p>1663.217693</text:p>
              </table:table-cell>
              <table:table-cell office:value-type="float" office:value="1730.807176">
                <text:p>1730.8071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5">
                <text:p>56.5</text:p>
              </table:table-cell>
              <table:table-cell office:value-type="float" office:value="1639.559315">
                <text:p>1639.559315</text:p>
              </table:table-cell>
              <table:table-cell office:value-type="float" office:value="1731.656597">
                <text:p>1731.656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5">
                <text:p>57.5</text:p>
              </table:table-cell>
              <table:table-cell office:value-type="float" office:value="1656.840069">
                <text:p>1656.840069</text:p>
              </table:table-cell>
              <table:table-cell office:value-type="float" office:value="1785.687303">
                <text:p>1785.687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5">
                <text:p>58.5</text:p>
              </table:table-cell>
              <table:table-cell office:value-type="float" office:value="1667.208033">
                <text:p>1667.208033</text:p>
              </table:table-cell>
              <table:table-cell office:value-type="float" office:value="1704.021249">
                <text:p>1704.021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5">
                <text:p>59.5</text:p>
              </table:table-cell>
              <table:table-cell office:value-type="float" office:value="1721.69886">
                <text:p>1721.69886</text:p>
              </table:table-cell>
              <table:table-cell office:value-type="float" office:value="1735.847392">
                <text:p>1735.8473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5">
                <text:p>60.5</text:p>
              </table:table-cell>
              <table:table-cell office:value-type="float" office:value="1684.748331">
                <text:p>1684.748331</text:p>
              </table:table-cell>
              <table:table-cell office:value-type="float" office:value="1725.46933">
                <text:p>1725.469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.5">
                <text:p>61.5</text:p>
              </table:table-cell>
              <table:table-cell office:value-type="float" office:value="1661.822335">
                <text:p>1661.822335</text:p>
              </table:table-cell>
              <table:table-cell office:value-type="float" office:value="1690.131005">
                <text:p>1690.131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.5">
                <text:p>62.5</text:p>
              </table:table-cell>
              <table:table-cell office:value-type="float" office:value="1708.381583">
                <text:p>1708.381583</text:p>
              </table:table-cell>
              <table:table-cell office:value-type="float" office:value="1714.800219">
                <text:p>1714.800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5">
                <text:p>63.5</text:p>
              </table:table-cell>
              <table:table-cell office:value-type="float" office:value="1654.001068">
                <text:p>1654.001068</text:p>
              </table:table-cell>
              <table:table-cell office:value-type="float" office:value="1743.581747">
                <text:p>1743.5817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5">
                <text:p>64.5</text:p>
              </table:table-cell>
              <table:table-cell office:value-type="float" office:value="1687.198445">
                <text:p>1687.198445</text:p>
              </table:table-cell>
              <table:table-cell office:value-type="float" office:value="1747.079095">
                <text:p>1747.079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5">
                <text:p>65.5</text:p>
              </table:table-cell>
              <table:table-cell office:value-type="float" office:value="1657.549409">
                <text:p>1657.549409</text:p>
              </table:table-cell>
              <table:table-cell office:value-type="float" office:value="1707.01395">
                <text:p>1707.013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.5">
                <text:p>66.5</text:p>
              </table:table-cell>
              <table:table-cell office:value-type="float" office:value="1658.41103">
                <text:p>1658.41103</text:p>
              </table:table-cell>
              <table:table-cell office:value-type="float" office:value="1780.047729">
                <text:p>1780.0477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.5">
                <text:p>67.5</text:p>
              </table:table-cell>
              <table:table-cell office:value-type="float" office:value="1660.936065">
                <text:p>1660.936065</text:p>
              </table:table-cell>
              <table:table-cell office:value-type="float" office:value="1807.68013">
                <text:p>1807.68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">
                <text:p>68.5</text:p>
              </table:table-cell>
              <table:table-cell office:value-type="float" office:value="1690.221724">
                <text:p>1690.221724</text:p>
              </table:table-cell>
              <table:table-cell office:value-type="float" office:value="1762.131134">
                <text:p>1762.131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.5">
                <text:p>69.5</text:p>
              </table:table-cell>
              <table:table-cell office:value-type="float" office:value="1697.890448">
                <text:p>1697.890448</text:p>
              </table:table-cell>
              <table:table-cell office:value-type="float" office:value="1738.581915">
                <text:p>1738.581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">
                <text:p>70.5</text:p>
              </table:table-cell>
              <table:table-cell office:value-type="float" office:value="1721.651113">
                <text:p>1721.651113</text:p>
              </table:table-cell>
              <table:table-cell office:value-type="float" office:value="1793.860328">
                <text:p>1793.860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.5">
                <text:p>71.5</text:p>
              </table:table-cell>
              <table:table-cell office:value-type="float" office:value="1712.834545">
                <text:p>1712.834545</text:p>
              </table:table-cell>
              <table:table-cell office:value-type="float" office:value="1759.688802">
                <text:p>1759.6888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.5">
                <text:p>72.5</text:p>
              </table:table-cell>
              <table:table-cell office:value-type="float" office:value="1724.38786">
                <text:p>1724.38786</text:p>
              </table:table-cell>
              <table:table-cell office:value-type="float" office:value="1781.640016">
                <text:p>1781.640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5">
                <text:p>73.5</text:p>
              </table:table-cell>
              <table:table-cell office:value-type="float" office:value="1723.556999">
                <text:p>1723.556999</text:p>
              </table:table-cell>
              <table:table-cell office:value-type="float" office:value="1782.692885">
                <text:p>1782.6928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.5">
                <text:p>74.5</text:p>
              </table:table-cell>
              <table:table-cell office:value-type="float" office:value="1706.177257">
                <text:p>1706.177257</text:p>
              </table:table-cell>
              <table:table-cell office:value-type="float" office:value="1810.290667">
                <text:p>1810.290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.5">
                <text:p>75.5</text:p>
              </table:table-cell>
              <table:table-cell office:value-type="float" office:value="1727.652999">
                <text:p>1727.652999</text:p>
              </table:table-cell>
              <table:table-cell office:value-type="float" office:value="1788.944697">
                <text:p>1788.9446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5">
                <text:p>76.5</text:p>
              </table:table-cell>
              <table:table-cell office:value-type="float" office:value="1772.870824">
                <text:p>1772.870824</text:p>
              </table:table-cell>
              <table:table-cell office:value-type="float" office:value="1810.641082">
                <text:p>1810.6410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5">
                <text:p>77.5</text:p>
              </table:table-cell>
              <table:table-cell office:value-type="float" office:value="1792.652797">
                <text:p>1792.652797</text:p>
              </table:table-cell>
              <table:table-cell office:value-type="float" office:value="1846.827299">
                <text:p>1846.8272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5">
                <text:p>78.5</text:p>
              </table:table-cell>
              <table:table-cell office:value-type="float" office:value="1800.731622">
                <text:p>1800.731622</text:p>
              </table:table-cell>
              <table:table-cell office:value-type="float" office:value="1854.921328">
                <text:p>1854.9213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5">
                <text:p>79.5</text:p>
              </table:table-cell>
              <table:table-cell office:value-type="float" office:value="1783.990044">
                <text:p>1783.990044</text:p>
              </table:table-cell>
              <table:table-cell office:value-type="float" office:value="1845.787579">
                <text:p>1845.7875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.5">
                <text:p>80.5</text:p>
              </table:table-cell>
              <table:table-cell office:value-type="float" office:value="1795.56158">
                <text:p>1795.56158</text:p>
              </table:table-cell>
              <table:table-cell office:value-type="float" office:value="1891.671467">
                <text:p>1891.6714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5">
                <text:p>81.5</text:p>
              </table:table-cell>
              <table:table-cell office:value-type="float" office:value="1791.916557">
                <text:p>1791.916557</text:p>
              </table:table-cell>
              <table:table-cell office:value-type="float" office:value="1841.640972">
                <text:p>1841.6409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.5">
                <text:p>82.5</text:p>
              </table:table-cell>
              <table:table-cell office:value-type="float" office:value="1813.115917">
                <text:p>1813.115917</text:p>
              </table:table-cell>
              <table:table-cell office:value-type="float" office:value="1809.617194">
                <text:p>1809.6171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5">
                <text:p>83.5</text:p>
              </table:table-cell>
              <table:table-cell office:value-type="float" office:value="1906.892241">
                <text:p>1906.892241</text:p>
              </table:table-cell>
              <table:table-cell office:value-type="float" office:value="1827.111962">
                <text:p>1827.1119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.5">
                <text:p>84.5</text:p>
              </table:table-cell>
              <table:table-cell office:value-type="float" office:value="1848.895134">
                <text:p>1848.895134</text:p>
              </table:table-cell>
              <table:table-cell office:value-type="float" office:value="1835.757144">
                <text:p>1835.7571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5">
                <text:p>85.5</text:p>
              </table:table-cell>
              <table:table-cell office:value-type="float" office:value="1859.781277">
                <text:p>1859.781277</text:p>
              </table:table-cell>
              <table:table-cell office:value-type="float" office:value="1902.180792">
                <text:p>1902.1807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5">
                <text:p>86.5</text:p>
              </table:table-cell>
              <table:table-cell office:value-type="float" office:value="1893.563956">
                <text:p>1893.563956</text:p>
              </table:table-cell>
              <table:table-cell office:value-type="float" office:value="1919.343994">
                <text:p>1919.3439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.5">
                <text:p>87.5</text:p>
              </table:table-cell>
              <table:table-cell office:value-type="float" office:value="1874.573705">
                <text:p>1874.573705</text:p>
              </table:table-cell>
              <table:table-cell office:value-type="float" office:value="1927.008496">
                <text:p>1927.0084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.5">
                <text:p>88.5</text:p>
              </table:table-cell>
              <table:table-cell office:value-type="float" office:value="1924.333102">
                <text:p>1924.333102</text:p>
              </table:table-cell>
              <table:table-cell office:value-type="float" office:value="1890.631253">
                <text:p>1890.6312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.5">
                <text:p>89.5</text:p>
              </table:table-cell>
              <table:table-cell office:value-type="float" office:value="1860.542403">
                <text:p>1860.542403</text:p>
              </table:table-cell>
              <table:table-cell office:value-type="float" office:value="1968.014539">
                <text:p>1968.0145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5">
                <text:p>90.5</text:p>
              </table:table-cell>
              <table:table-cell office:value-type="float" office:value="1891.7925">
                <text:p>1891.7925</text:p>
              </table:table-cell>
              <table:table-cell office:value-type="float" office:value="1895.875749">
                <text:p>1895.8757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.5">
                <text:p>91.5</text:p>
              </table:table-cell>
              <table:table-cell office:value-type="float" office:value="1885.079978">
                <text:p>1885.079978</text:p>
              </table:table-cell>
              <table:table-cell office:value-type="float" office:value="1931.247657">
                <text:p>1931.2476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.5">
                <text:p>92.5</text:p>
              </table:table-cell>
              <table:table-cell office:value-type="float" office:value="1872.143172">
                <text:p>1872.143172</text:p>
              </table:table-cell>
              <table:table-cell office:value-type="float" office:value="1966.43687">
                <text:p>1966.436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.5">
                <text:p>93.5</text:p>
              </table:table-cell>
              <table:table-cell office:value-type="float" office:value="1938.526979">
                <text:p>1938.526979</text:p>
              </table:table-cell>
              <table:table-cell office:value-type="float" office:value="1960.718342">
                <text:p>1960.7183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.5">
                <text:p>94.5</text:p>
              </table:table-cell>
              <table:table-cell office:value-type="float" office:value="1884.095451">
                <text:p>1884.095451</text:p>
              </table:table-cell>
              <table:table-cell office:value-type="float" office:value="1947.370271">
                <text:p>1947.3702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5">
                <text:p>95.5</text:p>
              </table:table-cell>
              <table:table-cell office:value-type="float" office:value="1917.238583">
                <text:p>1917.238583</text:p>
              </table:table-cell>
              <table:table-cell office:value-type="float" office:value="1977.207282">
                <text:p>1977.2072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5">
                <text:p>96.5</text:p>
              </table:table-cell>
              <table:table-cell office:value-type="float" office:value="1940.175363">
                <text:p>1940.175363</text:p>
              </table:table-cell>
              <table:table-cell office:value-type="float" office:value="1967.023411">
                <text:p>1967.0234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5">
                <text:p>97.5</text:p>
              </table:table-cell>
              <table:table-cell office:value-type="float" office:value="1944.623512">
                <text:p>1944.623512</text:p>
              </table:table-cell>
              <table:table-cell office:value-type="float" office:value="1986.708369">
                <text:p>1986.7083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5">
                <text:p>98.5</text:p>
              </table:table-cell>
              <table:table-cell office:value-type="float" office:value="1970.89181">
                <text:p>1970.89181</text:p>
              </table:table-cell>
              <table:table-cell office:value-type="float" office:value="2003.312854">
                <text:p>2003.3128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5">
                <text:p>99.5</text:p>
              </table:table-cell>
              <table:table-cell office:value-type="float" office:value="1933.289461">
                <text:p>1933.289461</text:p>
              </table:table-cell>
              <table:table-cell office:value-type="float" office:value="2031.170411">
                <text:p>2031.1704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.5">
                <text:p>100.5</text:p>
              </table:table-cell>
              <table:table-cell office:value-type="float" office:value="2011.530735">
                <text:p>2011.530735</text:p>
              </table:table-cell>
              <table:table-cell office:value-type="float" office:value="2836.481496">
                <text:p>2836.4814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.5">
                <text:p>101.5</text:p>
              </table:table-cell>
              <table:table-cell office:value-type="float" office:value="1978.046623">
                <text:p>1978.046623</text:p>
              </table:table-cell>
              <table:table-cell office:value-type="float" office:value="2905.948525">
                <text:p>2905.9485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.5">
                <text:p>102.5</text:p>
              </table:table-cell>
              <table:table-cell office:value-type="float" office:value="2057.170621">
                <text:p>2057.170621</text:p>
              </table:table-cell>
              <table:table-cell office:value-type="float" office:value="2938.711483">
                <text:p>2938.7114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.5">
                <text:p>103.5</text:p>
              </table:table-cell>
              <table:table-cell office:value-type="float" office:value="2041.292806">
                <text:p>2041.292806</text:p>
              </table:table-cell>
              <table:table-cell office:value-type="float" office:value="2999.236805">
                <text:p>2999.2368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.5">
                <text:p>104.5</text:p>
              </table:table-cell>
              <table:table-cell office:value-type="float" office:value="2010.575235">
                <text:p>2010.575235</text:p>
              </table:table-cell>
              <table:table-cell office:value-type="float" office:value="2958.251845">
                <text:p>2958.2518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.5">
                <text:p>105.5</text:p>
              </table:table-cell>
              <table:table-cell office:value-type="float" office:value="2012.304377">
                <text:p>2012.304377</text:p>
              </table:table-cell>
              <table:table-cell office:value-type="float" office:value="3035.650207">
                <text:p>3035.6502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.5">
                <text:p>106.5</text:p>
              </table:table-cell>
              <table:table-cell office:value-type="float" office:value="2068.489262">
                <text:p>2068.489262</text:p>
              </table:table-cell>
              <table:table-cell office:value-type="float" office:value="3004.858856">
                <text:p>3004.858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.5">
                <text:p>107.5</text:p>
              </table:table-cell>
              <table:table-cell office:value-type="float" office:value="2106.550279">
                <text:p>2106.550279</text:p>
              </table:table-cell>
              <table:table-cell office:value-type="float" office:value="3118.475537">
                <text:p>3118.4755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.5">
                <text:p>108.5</text:p>
              </table:table-cell>
              <table:table-cell office:value-type="float" office:value="2074.632598">
                <text:p>2074.632598</text:p>
              </table:table-cell>
              <table:table-cell office:value-type="float" office:value="3121.718321">
                <text:p>3121.7183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.5">
                <text:p>109.5</text:p>
              </table:table-cell>
              <table:table-cell office:value-type="float" office:value="2136.883437">
                <text:p>2136.883437</text:p>
              </table:table-cell>
              <table:table-cell office:value-type="float" office:value="3207.128168">
                <text:p>3207.1281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5">
                <text:p>110.5</text:p>
              </table:table-cell>
              <table:table-cell office:value-type="float" office:value="2106.216256">
                <text:p>2106.216256</text:p>
              </table:table-cell>
              <table:table-cell office:value-type="float" office:value="3192.513396">
                <text:p>3192.5133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.5">
                <text:p>111.5</text:p>
              </table:table-cell>
              <table:table-cell office:value-type="float" office:value="2135.147734">
                <text:p>2135.147734</text:p>
              </table:table-cell>
              <table:table-cell office:value-type="float" office:value="3237.778697">
                <text:p>3237.7786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.5">
                <text:p>112.5</text:p>
              </table:table-cell>
              <table:table-cell office:value-type="float" office:value="2137.026235">
                <text:p>2137.026235</text:p>
              </table:table-cell>
              <table:table-cell office:value-type="float" office:value="3232.775355">
                <text:p>3232.7753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.5">
                <text:p>113.5</text:p>
              </table:table-cell>
              <table:table-cell office:value-type="float" office:value="2153.4123">
                <text:p>2153.4123</text:p>
              </table:table-cell>
              <table:table-cell office:value-type="float" office:value="3309.752516">
                <text:p>3309.7525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.5">
                <text:p>114.5</text:p>
              </table:table-cell>
              <table:table-cell office:value-type="float" office:value="2195.592222">
                <text:p>2195.592222</text:p>
              </table:table-cell>
              <table:table-cell office:value-type="float" office:value="3395.365328">
                <text:p>3395.3653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.5">
                <text:p>115.5</text:p>
              </table:table-cell>
              <table:table-cell office:value-type="float" office:value="2211.003995">
                <text:p>2211.003995</text:p>
              </table:table-cell>
              <table:table-cell office:value-type="float" office:value="3392.649471">
                <text:p>3392.649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.5">
                <text:p>116.5</text:p>
              </table:table-cell>
              <table:table-cell office:value-type="float" office:value="2199.949638">
                <text:p>2199.949638</text:p>
              </table:table-cell>
              <table:table-cell office:value-type="float" office:value="3464.972573">
                <text:p>3464.9725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.5">
                <text:p>117.5</text:p>
              </table:table-cell>
              <table:table-cell office:value-type="float" office:value="2210.212694">
                <text:p>2210.212694</text:p>
              </table:table-cell>
              <table:table-cell office:value-type="float" office:value="3481.588842">
                <text:p>3481.5888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.5">
                <text:p>118.5</text:p>
              </table:table-cell>
              <table:table-cell office:value-type="float" office:value="2207.655181">
                <text:p>2207.655181</text:p>
              </table:table-cell>
              <table:table-cell office:value-type="float" office:value="3550.900349">
                <text:p>3550.9003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.5">
                <text:p>119.5</text:p>
              </table:table-cell>
              <table:table-cell office:value-type="float" office:value="2256.151727">
                <text:p>2256.151727</text:p>
              </table:table-cell>
              <table:table-cell office:value-type="float" office:value="3701.292515">
                <text:p>3701.2925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.5">
                <text:p>120.5</text:p>
              </table:table-cell>
              <table:table-cell office:value-type="float" office:value="2309.230675">
                <text:p>2309.230675</text:p>
              </table:table-cell>
              <table:table-cell office:value-type="float" office:value="3688.947355">
                <text:p>3688.9473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.5">
                <text:p>121.5</text:p>
              </table:table-cell>
              <table:table-cell office:value-type="float" office:value="2331.681888">
                <text:p>2331.681888</text:p>
              </table:table-cell>
              <table:table-cell office:value-type="float" office:value="3818.571058">
                <text:p>3818.5710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.5">
                <text:p>122.5</text:p>
              </table:table-cell>
              <table:table-cell office:value-type="float" office:value="2363.027821">
                <text:p>2363.027821</text:p>
              </table:table-cell>
              <table:table-cell office:value-type="float" office:value="3833.516178">
                <text:p>3833.5161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5">
                <text:p>123.5</text:p>
              </table:table-cell>
              <table:table-cell office:value-type="float" office:value="2356.031253">
                <text:p>2356.031253</text:p>
              </table:table-cell>
              <table:table-cell office:value-type="float" office:value="4000.587894">
                <text:p>4000.5878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.5">
                <text:p>124.5</text:p>
              </table:table-cell>
              <table:table-cell office:value-type="float" office:value="2401.524962">
                <text:p>2401.524962</text:p>
              </table:table-cell>
              <table:table-cell office:value-type="float" office:value="4137.791509">
                <text:p>4137.7915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.5">
                <text:p>125.5</text:p>
              </table:table-cell>
              <table:table-cell office:value-type="float" office:value="2464.839413">
                <text:p>2464.839413</text:p>
              </table:table-cell>
              <table:table-cell office:value-type="float" office:value="4221.808941">
                <text:p>4221.8089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.5">
                <text:p>126.5</text:p>
              </table:table-cell>
              <table:table-cell office:value-type="float" office:value="2453.074683">
                <text:p>2453.074683</text:p>
              </table:table-cell>
              <table:table-cell office:value-type="float" office:value="4400.907399">
                <text:p>4400.9073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.5">
                <text:p>127.5</text:p>
              </table:table-cell>
              <table:table-cell office:value-type="float" office:value="2503.734851">
                <text:p>2503.734851</text:p>
              </table:table-cell>
              <table:table-cell office:value-type="float" office:value="4540.149235">
                <text:p>4540.1492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.5">
                <text:p>128.5</text:p>
              </table:table-cell>
              <table:table-cell office:value-type="float" office:value="2457.009121">
                <text:p>2457.009121</text:p>
              </table:table-cell>
              <table:table-cell office:value-type="float" office:value="4675.973324">
                <text:p>4675.9733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.5">
                <text:p>129.5</text:p>
              </table:table-cell>
              <table:table-cell office:value-type="float" office:value="2523.597716">
                <text:p>2523.597716</text:p>
              </table:table-cell>
              <table:table-cell office:value-type="float" office:value="4873.414302">
                <text:p>4873.4143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.5">
                <text:p>130.5</text:p>
              </table:table-cell>
              <table:table-cell office:value-type="float" office:value="2581.903607">
                <text:p>2581.903607</text:p>
              </table:table-cell>
              <table:table-cell office:value-type="float" office:value="5167.914708">
                <text:p>5167.9147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.5">
                <text:p>131.5</text:p>
              </table:table-cell>
              <table:table-cell office:value-type="float" office:value="2587.435492">
                <text:p>2587.435492</text:p>
              </table:table-cell>
              <table:table-cell office:value-type="float" office:value="5498.461952">
                <text:p>5498.4619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.5">
                <text:p>132.5</text:p>
              </table:table-cell>
              <table:table-cell office:value-type="float" office:value="2654.161227">
                <text:p>2654.161227</text:p>
              </table:table-cell>
              <table:table-cell office:value-type="float" office:value="5906.672539">
                <text:p>5906.6725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.5">
                <text:p>133.5</text:p>
              </table:table-cell>
              <table:table-cell office:value-type="float" office:value="2698.15232">
                <text:p>2698.15232</text:p>
              </table:table-cell>
              <table:table-cell office:value-type="float" office:value="6515.567337">
                <text:p>6515.5673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.5">
                <text:p>134.5</text:p>
              </table:table-cell>
              <table:table-cell office:value-type="float" office:value="2773.367885">
                <text:p>2773.367885</text:p>
              </table:table-cell>
              <table:table-cell office:value-type="float" office:value="7349.725577">
                <text:p>7349.7255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.5">
                <text:p>135.5</text:p>
              </table:table-cell>
              <table:table-cell office:value-type="float" office:value="2865.170473">
                <text:p>2865.170473</text:p>
              </table:table-cell>
              <table:table-cell office:value-type="float" office:value="8578.64585">
                <text:p>8578.64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.5">
                <text:p>136.5</text:p>
              </table:table-cell>
              <table:table-cell office:value-type="float" office:value="2878.975345">
                <text:p>2878.975345</text:p>
              </table:table-cell>
              <table:table-cell office:value-type="float" office:value="10064.90787">
                <text:p>10064.907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.5">
                <text:p>137.5</text:p>
              </table:table-cell>
              <table:table-cell office:value-type="float" office:value="2918.07693">
                <text:p>2918.07693</text:p>
              </table:table-cell>
              <table:table-cell office:value-type="float" office:value="9908.497817">
                <text:p>9908.4978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.5">
                <text:p>138.5</text:p>
              </table:table-cell>
              <table:table-cell office:value-type="float" office:value="2986.359243">
                <text:p>2986.359243</text:p>
              </table:table-cell>
              <table:table-cell office:value-type="float" office:value="6810.745045">
                <text:p>6810.7450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.5">
                <text:p>139.5</text:p>
              </table:table-cell>
              <table:table-cell office:value-type="float" office:value="3122.88284">
                <text:p>3122.88284</text:p>
              </table:table-cell>
              <table:table-cell office:value-type="float" office:value="2622.72106">
                <text:p>2622.721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.5">
                <text:p>140.5</text:p>
              </table:table-cell>
              <table:table-cell office:value-type="float" office:value="3214.680616">
                <text:p>3214.680616</text:p>
              </table:table-cell>
              <table:table-cell office:value-type="float" office:value="478.6058878">
                <text:p>478.60588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.5">
                <text:p>141.5</text:p>
              </table:table-cell>
              <table:table-cell office:value-type="float" office:value="3318.28701">
                <text:p>3318.28701</text:p>
              </table:table-cell>
              <table:table-cell office:value-type="float" office:value="60.06457512">
                <text:p>60.064575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.5">
                <text:p>142.5</text:p>
              </table:table-cell>
              <table:table-cell office:value-type="float" office:value="3415.738292">
                <text:p>3415.738292</text:p>
              </table:table-cell>
              <table:table-cell office:value-type="float" office:value="10.69770772">
                <text:p>10.697707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.5">
                <text:p>143.5</text:p>
              </table:table-cell>
              <table:table-cell office:value-type="float" office:value="3579.568714">
                <text:p>3579.568714</text:p>
              </table:table-cell>
              <table:table-cell office:value-type="float" office:value="5.632026172">
                <text:p>5.6320261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.5">
                <text:p>144.5</text:p>
              </table:table-cell>
              <table:table-cell office:value-type="float" office:value="3704.628557">
                <text:p>3704.628557</text:p>
              </table:table-cell>
              <table:table-cell office:value-type="float" office:value="10.69978961">
                <text:p>10.699789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.5">
                <text:p>145.5</text:p>
              </table:table-cell>
              <table:table-cell office:value-type="float" office:value="3915.794652">
                <text:p>3915.794652</text:p>
              </table:table-cell>
              <table:table-cell office:value-type="float" office:value="1.034414363">
                <text:p>1.0344143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.5">
                <text:p>146.5</text:p>
              </table:table-cell>
              <table:table-cell office:value-type="float" office:value="4131.190956">
                <text:p>4131.190956</text:p>
              </table:table-cell>
              <table:table-cell office:value-type="float" office:value="2.001675828">
                <text:p>2.0016758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.5">
                <text:p>147.5</text:p>
              </table:table-cell>
              <table:table-cell office:value-type="float" office:value="4481.238006">
                <text:p>4481.238006</text:p>
              </table:table-cell>
              <table:table-cell office:value-type="float" office:value="0.7760703566">
                <text:p>0.77607035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.5">
                <text:p>148.5</text:p>
              </table:table-cell>
              <table:table-cell office:value-type="float" office:value="4905.970194">
                <text:p>4905.970194</text:p>
              </table:table-cell>
              <table:table-cell office:value-type="float" office:value="0.7102595555">
                <text:p>0.71025955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.5">
                <text:p>149.5</text:p>
              </table:table-cell>
              <table:table-cell office:value-type="float" office:value="5394.548986">
                <text:p>5394.548986</text:p>
              </table:table-cell>
              <table:table-cell office:value-type="float" office:value="0.7696337558">
                <text:p>0.76963375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.5">
                <text:p>150.5</text:p>
              </table:table-cell>
              <table:table-cell office:value-type="float" office:value="6117.320257">
                <text:p>6117.320257</text:p>
              </table:table-cell>
              <table:table-cell office:value-type="float" office:value="2.44492736">
                <text:p>2.444927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.5">
                <text:p>151.5</text:p>
              </table:table-cell>
              <table:table-cell office:value-type="float" office:value="6816.759579">
                <text:p>6816.759579</text:p>
              </table:table-cell>
              <table:table-cell office:value-type="float" office:value="1.209873038">
                <text:p>1.2098730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.5">
                <text:p>152.5</text:p>
              </table:table-cell>
              <table:table-cell office:value-type="float" office:value="6915.139445">
                <text:p>6915.139445</text:p>
              </table:table-cell>
              <table:table-cell office:value-type="float" office:value="1.748920056">
                <text:p>1.7489200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.5">
                <text:p>153.5</text:p>
              </table:table-cell>
              <table:table-cell office:value-type="float" office:value="5826.529763">
                <text:p>5826.529763</text:p>
              </table:table-cell>
              <table:table-cell office:value-type="float" office:value="1.235145637">
                <text:p>1.2351456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.5">
                <text:p>154.5</text:p>
              </table:table-cell>
              <table:table-cell office:value-type="float" office:value="3982.870991">
                <text:p>3982.870991</text:p>
              </table:table-cell>
              <table:table-cell office:value-type="float" office:value="0.9215444701">
                <text:p>0.92154447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.5">
                <text:p>155.5</text:p>
              </table:table-cell>
              <table:table-cell office:value-type="float" office:value="1802.426057">
                <text:p>1802.426057</text:p>
              </table:table-cell>
              <table:table-cell office:value-type="float" office:value="0.5763775804">
                <text:p>0.57637758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.5">
                <text:p>156.5</text:p>
              </table:table-cell>
              <table:table-cell office:value-type="float" office:value="678.9022446">
                <text:p>678.9022446</text:p>
              </table:table-cell>
              <table:table-cell office:value-type="float" office:value="0.4173454747">
                <text:p>0.41734547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.5">
                <text:p>157.5</text:p>
              </table:table-cell>
              <table:table-cell office:value-type="float" office:value="161.863795">
                <text:p>161.863795</text:p>
              </table:table-cell>
              <table:table-cell office:value-type="float" office:value="0.6833365225">
                <text:p>0.68333652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.5">
                <text:p>158.5</text:p>
              </table:table-cell>
              <table:table-cell office:value-type="float" office:value="26.08402232">
                <text:p>26.08402232</text:p>
              </table:table-cell>
              <table:table-cell office:value-type="float" office:value="0.8042054797">
                <text:p>0.80420547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.5">
                <text:p>159.5</text:p>
              </table:table-cell>
              <table:table-cell office:value-type="float" office:value="0">
                <text:p>0</text:p>
              </table:table-cell>
              <table:table-cell office:value-type="float" office:value="0.1676210813">
                <text:p>0.16762108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.5">
                <text:p>160.5</text:p>
              </table:table-cell>
              <table:table-cell office:value-type="float" office:value="0.03183810911">
                <text:p>0.03183810911</text:p>
              </table:table-cell>
              <table:table-cell office:value-type="float" office:value="0.1539859212">
                <text:p>0.15398592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.5">
                <text:p>161.5</text:p>
              </table:table-cell>
              <table:table-cell office:value-type="float" office:value="0.6717709359">
                <text:p>0.6717709359</text:p>
              </table:table-cell>
              <table:table-cell office:value-type="float" office:value="0.004460889167">
                <text:p>0.0044608891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.5">
                <text:p>162.5</text:p>
              </table:table-cell>
              <table:table-cell office:value-type="float" office:value="0.5794717223">
                <text:p>0.5794717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.5">
                <text:p>163.5</text:p>
              </table:table-cell>
              <table:table-cell office:value-type="float" office:value="1.080470302">
                <text:p>1.080470302</text:p>
              </table:table-cell>
              <table:table-cell office:value-type="float" office:value="0.006033219338">
                <text:p>0.0060332193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.5">
                <text:p>164.5</text:p>
              </table:table-cell>
              <table:table-cell office:value-type="float" office:value="0.4305075902">
                <text:p>0.4305075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.5">
                <text:p>165.5</text:p>
              </table:table-cell>
              <table:table-cell office:value-type="float" office:value="0.2123826748">
                <text:p>0.2123826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.5">
                <text:p>166.5</text:p>
              </table:table-cell>
              <table:table-cell office:value-type="float" office:value="0.0004939282691">
                <text:p>0.00049392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.5">
                <text:p>167.5</text:p>
              </table:table-cell>
              <table:table-cell office:value-type="float" office:value="3.93561947">
                <text:p>3.9356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.5">
                <text:p>168.5</text:p>
              </table:table-cell>
              <table:table-cell office:value-type="float" office:value="0.00000004854928193">
                <text:p>0.00000004854928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.5">
                <text:p>169.5</text:p>
              </table:table-cell>
              <table:table-cell office:value-type="float" office:value="0.000003170188961">
                <text:p>0.000003170188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.5">
                <text:p>17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.5">
                <text:p>17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5">
                <text:p>172.5</text:p>
              </table:table-cell>
              <table:table-cell office:value-type="float" office:value="0.01151435095">
                <text:p>0.01151435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.5">
                <text:p>17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.5">
                <text:p>17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.5">
                <text:p>175.5</text:p>
              </table:table-cell>
              <table:table-cell office:value-type="float" office:value="0">
                <text:p>0</text:p>
              </table:table-cell>
              <table:table-cell office:value-type="float" office:value="0.7562398939">
                <text:p>0.75623989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.5">
                <text:p>17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.5">
                <text:p>17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.5">
                <text:p>17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.5">
                <text:p>17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.5">
                <text:p>18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.5">
                <text:p>18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.5">
                <text:p>18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.5">
                <text:p>18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.5">
                <text:p>18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.5">
                <text:p>18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.5">
                <text:p>18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.5">
                <text:p>188.5</text:p>
              </table:table-cell>
              <table:table-cell office:value-type="float" office:value="0.001318517362">
                <text:p>0.00131851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.5">
                <text:p>18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.5">
                <text:p>190.5</text:p>
              </table:table-cell>
              <table:table-cell office:value-type="float" office:value="0.0000004412098633">
                <text:p>0.000000441209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.5">
                <text:p>19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.5">
                <text:p>19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.5">
                <text:p>19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.5">
                <text:p>19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.5">
                <text:p>19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.5">
                <text:p>19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.5">
                <text:p>19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.5">
                <text:p>19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.5">
                <text:p>19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